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5A0000007866105DBF.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style style:name="P13" style:family="paragraph" style:parent-style-name="Text_20_body" style:list-style-name="L3">
      <style:paragraph-properties fo:text-align="start" style:justify-single-word="false"/>
    </style:style>
    <style:style style:name="P14" style:family="paragraph" style:parent-style-name="Text_20_body" style:list-style-name="L4"/>
    <style:style style:name="P15" style:family="paragraph" style:parent-style-name="Text_20_body" style:list-style-name="L5"/>
    <style:style style:name="P16" style:family="paragraph" style:parent-style-name="Código">
      <style:text-properties fo:color="#3f7f7f" style:font-name="Monospace" fo:font-size="10pt" style:font-name-asian="Monospace" style:font-size-asian="10pt" style:font-name-complex="Monospace" style:font-size-complex="10pt"/>
    </style:style>
    <style:style style:name="P17" style:family="paragraph" style:parent-style-name="Text_20_body" style:list-style-name="L6"/>
    <style:style style:name="P18" style:family="paragraph" style:parent-style-name="Código">
      <style:paragraph-properties fo:text-align="start" style:justify-single-word="false"/>
    </style:style>
    <style:style style:name="P19" style:family="paragraph" style:parent-style-name="Text_20_body" style:list-style-name="L7"/>
    <style:style style:name="P20" style:family="paragraph" style:parent-style-name="Text_20_body" style:list-style-name="L8"/>
    <style:style style:name="P21" style:family="paragraph" style:parent-style-name="Código">
      <style:text-properties fo:color="#3f7f5f" style:font-name="Monospace" fo:font-size="10pt" style:font-name-asian="Monospace" style:font-size-asian="10pt" style:font-name-complex="Monospace" style:font-size-complex="10pt"/>
    </style:style>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Código">
      <style:text-properties fo:color="#000000" style:font-name="Monospace" fo:font-size="10pt" style:font-name-asian="Monospace" style:font-size-asian="10pt" style:font-name-complex="Monospace" style:font-size-complex="10pt"/>
    </style:style>
    <style:style style:name="P27" style:family="paragraph" style:parent-style-name="Código">
      <style:text-properties fo:color="#000000"/>
    </style:style>
    <style:style style:name="P28" style:family="paragraph" style:parent-style-name="Código">
      <style:text-properties fo:color="#008080"/>
    </style:style>
    <style:style style:name="P29" style:family="paragraph" style:parent-style-name="Código"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6">
      <style:text-properties fo:font-style="normal" style:font-style-asian="normal" style:font-style-complex="normal"/>
    </style:style>
    <style:style style:name="P34" style:family="paragraph" style:parent-style-name="Código">
      <style:text-properties fo:color="#0000e1" style:font-name="Monospace" fo:font-size="10pt" style:font-name-asian="Monospace" style:font-size-asian="10pt" style:font-name-complex="Monospace" style:font-size-complex="10pt"/>
    </style:style>
    <style:style style:name="P35" style:family="paragraph" style:parent-style-name="Text_20_body">
      <style:paragraph-properties fo:text-align="start" style:justify-single-word="false"/>
    </style:style>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Código">
      <style:text-properties style:font-name="Monospace" fo:font-size="10pt" style:font-name-asian="Monospace" style:font-size-asian="10pt" style:font-name-complex="Monospace" style:font-size-complex="10pt"/>
    </style:style>
    <style:style style:name="P42" style:family="paragraph" style:parent-style-name="Text_20_body" style:list-style-name="L22"/>
    <style:style style:name="P43" style:family="paragraph" style:parent-style-name="Text_20_body" style:list-style-name="L23"/>
    <style:style style:name="P44"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5" style:family="paragraph" style:parent-style-name="Text_20_body" style:list-style-name="L24"/>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Text_20_body" style:list-style-name="L29"/>
    <style:style style:name="P51" style:family="paragraph" style:parent-style-name="Text_20_body" style:list-style-name="L30"/>
    <style:style style:name="P52" style:family="paragraph" style:parent-style-name="Text_20_body" style:list-style-name="L31"/>
    <style:style style:name="P53"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4" style:family="paragraph" style:parent-style-name="Código">
      <style:text-properties fo:color="#008080" style:font-name="Monospace" fo:font-size="10pt" style:font-name-asian="Monospace" style:font-size-asian="10pt" style:font-name-complex="Monospace" style:font-size-complex="10pt"/>
    </style:style>
    <style:style style:name="P55" style:family="paragraph" style:parent-style-name="Text_20_body" style:list-style-name="L32"/>
    <style:style style:name="P56" style:family="paragraph" style:parent-style-name="Text_20_body" style:list-style-name="L33"/>
    <style:style style:name="P57" style:family="paragraph" style:parent-style-name="Text_20_body" style:list-style-name="L34"/>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list-style-name="L39"/>
    <style:style style:name="P63" style:family="paragraph" style:parent-style-name="Text_20_body" style:list-style-name="L40"/>
    <style:style style:name="P64" style:family="paragraph" style:parent-style-name="Text_20_body" style:list-style-name="L41"/>
    <style:style style:name="P65" style:family="paragraph" style:parent-style-name="Text_20_body" style:list-style-name="L42"/>
    <style:style style:name="P66" style:family="paragraph" style:parent-style-name="Text_20_body" style:list-style-name="L43"/>
    <style:style style:name="P67" style:family="paragraph" style:parent-style-name="Text_20_body" style:list-style-name="L44"/>
    <style:style style:name="P68" style:family="paragraph" style:parent-style-name="Text_20_body" style:list-style-name="L45"/>
    <style:style style:name="P69" style:family="paragraph" style:parent-style-name="Text_20_body" style:list-style-name="L46"/>
    <style:style style:name="P70" style:family="paragraph" style:parent-style-name="Text_20_body" style:list-style-name="L47"/>
    <style:style style:name="P71"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2" style:family="paragraph" style:parent-style-name="Text_20_body" style:list-style-name="L48"/>
    <style:style style:name="P73" style:family="paragraph" style:parent-style-name="Text_20_body" style:list-style-name="L49"/>
    <style:style style:name="P74" style:family="paragraph" style:parent-style-name="Text_20_body" style:list-style-name="L50"/>
    <style:style style:name="P75" style:family="paragraph" style:parent-style-name="Text_20_body" style:list-style-name="L51"/>
    <style:style style:name="P76" style:family="paragraph" style:parent-style-name="Text_20_body" style:list-style-name="L52"/>
    <style:style style:name="P77" style:family="paragraph" style:parent-style-name="Text_20_body" style:list-style-name="L53"/>
    <style:style style:name="P78" style:family="paragraph" style:parent-style-name="Text_20_body" style:list-style-name="L54"/>
    <style:style style:name="P79" style:family="paragraph" style:parent-style-name="Text_20_body" style:list-style-name="L55"/>
    <style:style style:name="P80" style:family="paragraph" style:parent-style-name="Text_20_body" style:list-style-name="L56"/>
    <style:style style:name="P81" style:family="paragraph" style:parent-style-name="Text_20_body" style:list-style-name="L57"/>
    <style:style style:name="P82" style:family="paragraph" style:parent-style-name="Text_20_body" style:list-style-name="L57">
      <style:paragraph-properties fo:text-align="start" style:justify-single-word="false"/>
    </style:style>
    <style:style style:name="P83" style:family="paragraph" style:parent-style-name="Código">
      <style:text-properties fo:color="#2a00ff"/>
    </style:style>
    <style:style style:name="P84" style:family="paragraph" style:parent-style-name="Text_20_body" style:list-style-name="L58"/>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text-properties fo:color="#008080" style:font-name="Monospace" fo:font-size="10pt" style:font-name-asian="Monospace" style:font-size-asian="10pt" style:font-name-complex="Monospace" style:font-size-complex="10pt"/>
    </style:style>
    <style:style style:name="T17" style:family="text">
      <style:text-properties fo:color="#3f7f7f" style:font-name="Monospace" fo:font-size="10pt" style:font-name-asian="Monospace" style:font-size-asian="10pt" style:font-name-complex="Monospace" style:font-size-complex="10pt"/>
    </style:style>
    <style:style style:name="T18" style:family="text" style:parent-style-name="Punto_20_de_20_menú">
      <style:text-properties fo:font-weight="normal" style:font-weight-asian="normal" style:font-weight-complex="normal"/>
    </style:style>
    <style:style style:name="T19" style:family="text" style:parent-style-name="Nombre_20_proyecto">
      <style:text-properties fo:font-weight="normal" style:font-weight-asian="normal" style:font-weight-complex="normal"/>
    </style:style>
    <style:style style:name="T20" style:family="text">
      <style:text-properties fo:color="#3f5fbf"/>
    </style:style>
    <style:style style:name="T21" style:family="text">
      <style:text-properties fo:color="#000000" style:font-name="Monospace" fo:font-size="10pt" style:font-name-asian="Monospace" style:font-size-asian="10pt" style:font-name-complex="Monospace" style:font-size-complex="10pt"/>
    </style:style>
    <style:style style:name="T22" style:family="text">
      <style:text-properties fo:color="#7f007f" style:font-name="Monospace" fo:font-size="10pt" style:font-name-asian="Monospace" style:font-size-asian="10pt" style:font-name-complex="Monospace" style:font-size-complex="10pt"/>
    </style:style>
    <style:style style:name="T23" style:family="text">
      <style:text-properties fo:color="#2a00ff" style:font-name="Monospace" fo:font-size="10pt" style:font-name-asian="Monospace" style:font-size-asian="10pt" style:font-name-complex="Monospace" style:font-size-complex="10pt"/>
    </style:style>
    <style:style style:name="T24" style:family="text">
      <style:text-properties fo:color="#ff0000"/>
    </style:style>
    <style:style style:name="T25" style:family="text">
      <style:text-properties fo:color="#7f0055" fo:font-weight="bold" style:font-weight-asian="bold" style:font-weight-complex="bold"/>
    </style:style>
    <style:style style:name="T26" style:family="text" style:parent-style-name="Resaltado">
      <style:text-properties fo:color="#0000ff"/>
    </style:style>
    <style:style style:name="T27" style:family="text">
      <style:text-properties fo:color="#bf5f3f"/>
    </style:style>
    <style:style style:name="T28"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0.2</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0.1?<text:tab/>5</text:p>
          <text:p text:style-name="P7">0.2 What is new in OpenXava 2.0?<text:tab/>5</text:p>
          <text:p text:style-name="P6">1 Overview<text:tab/>6</text:p>
          <text:p text:style-name="P7">1.1 Presentation<text:tab/>6</text:p>
          <text:p text:style-name="P7">1.2 Business component<text:tab/>6</text:p>
          <text:p text:style-name="P7">1.3 Controllers<text:tab/>6</text:p>
          <text:p text:style-name="P7">1.4 Application<text:tab/>7</text:p>
          <text:p text:style-name="P7">1.5 Project structure<text:tab/>7</text:p>
          <text:p text:style-name="P7">1.6 Conclusion<text:tab/>8</text:p>
          <text:p text:style-name="P6">2 My first OpenXava project<text:tab/>9</text:p>
          <text:p text:style-name="P7">2.1 Create a new project<text:tab/>9</text:p>
          <text:p text:style-name="P7">2.2 Configure database<text:tab/>9</text:p>
          <text:p text:style-name="P7">2.3 Your first component <text:tab/>9</text:p>
          <text:p text:style-name="P7">2.4 The application<text:tab/>11</text:p>
          <text:p text:style-name="P7">2.5 The table<text:tab/>12</text:p>
          <text:p text:style-name="P7">2.6 Executing your application<text:tab/>12</text:p>
          <text:p text:style-name="P7">2.7 Automating the tests<text:tab/>13</text:p>
          <text:p text:style-name="P7">2.8 The labels<text:tab/>15</text:p>
          <text:p text:style-name="P7">2.9 Conclusion<text:tab/>16</text:p>
          <text:p text:style-name="P6">3 Model<text:tab/>17</text:p>
          <text:p text:style-name="P7">3.1 Java implementation<text:tab/>17</text:p>
          <text:p text:style-name="P7">3.2 Business Component<text:tab/>17</text:p>
          <text:p text:style-name="P7">3.3 Entity and aggregates<text:tab/>18</text:p>
          <text:p text:style-name="P7">3.4 Entity<text:tab/>18</text:p>
          <text:p text:style-name="P7">3.5 Bean (1)<text:tab/>20</text:p>
          <text:p text:style-name="P7">3.6 EJB (2)<text:tab/>22</text:p>
          <text:p text:style-name="P7">3.7 Implements (3)<text:tab/>24</text:p>
          <text:p text:style-name="P7">3.8 Property (4)<text:tab/>26</text:p>
          <text:p text:style-name="P8">3.8.1 Stereotype<text:tab/>27</text:p>
          <text:p text:style-name="P8">3.8.2 IMAGES_GALLERY stereotype (new in v2.0)<text:tab/>28</text:p>
          <text:p text:style-name="P8">3.8.3 Valid values<text:tab/>29</text:p>
          <text:p text:style-name="P8">3.8.4 Calculator<text:tab/>30</text:p>
          <text:p text:style-name="P8">3.8.5 Default value calculator<text:tab/>35</text:p>
          <text:p text:style-name="P8">3.8.6 Validator<text:tab/>36</text:p>
          <text:p text:style-name="P7">3.9 Reference (5)<text:tab/>37</text:p>
          <text:p text:style-name="P8">3.9.1 Default value calculator in references<text:tab/>39</text:p>
          <text:p text:style-name="P7">3.10 Collection (6)<text:tab/>40</text:p>
          <text:p text:style-name="P7">3.11 Method (7)<text:tab/>44</text:p>
          <text:p text:style-name="P7">3.12 Finder (8)<text:tab/>47</text:p>
          <text:p text:style-name="P7">3.13 Postcreate calculator <text:s/>(9)<text:tab/>49</text:p>
          <text:p text:style-name="P7">3.14 Postmodify calculator (11)<text:tab/>50</text:p>
          <text:p text:style-name="P7">3.15 Postload and preremove calculator (10, 12)<text:tab/>52</text:p>
          <text:p text:style-name="P7">3.16 Validator (13)<text:tab/>52</text:p>
          <text:p text:style-name="P7">3.17 Remove validator (14)<text:tab/>54</text:p>
          <text:p text:style-name="P7">3.18 Aggregate<text:tab/>55</text:p>
          <text:p text:style-name="P8">3.18.1 Reference to aggregate<text:tab/>56</text:p>
          <text:p text:style-name="P8">3.18.2 Collection of aggregates<text:tab/>57</text:p>
          <text:p text:style-name="P6">4 View<text:tab/>59</text:p>
          <text:p text:style-name="P7">4.1 Layout<text:tab/>60</text:p>
          <text:p text:style-name="P7">4.2 Property view<text:tab/>65</text:p>
          <text:p text:style-name="P8">4.2.1 Label format<text:tab/>65</text:p>
          <text:p text:style-name="P8">4.2.2 Value change event<text:tab/>66</text:p>
          <text:p text:style-name="P8">4.2.3 Actions of property<text:tab/>66</text:p>
          <text:p text:style-name="P7">4.3 Reference view<text:tab/>67</text:p>
          <text:p text:style-name="P8">4.3.1 Choose view<text:tab/>69</text:p>
          <text:p text:style-name="P8">4.3.2 Customizing frame<text:tab/>70</text:p>
          <text:p text:style-name="P8">4.3.3 Custom search action<text:tab/>70</text:p>
          <text:p text:style-name="P8">4.3.4 Custom creation action<text:tab/>71</text:p>
          <text:p text:style-name="P8">4.3.5 Descriptions list (combos)<text:tab/>72</text:p>
          <text:p text:style-name="P7">4.4 Collection view<text:tab/>74</text:p>
          <text:p text:style-name="P8">4.4.1 Custom edit/view action<text:tab/>77</text:p>
          <text:p text:style-name="P8">4.4.2 Custom list actions<text:tab/>78</text:p>
          <text:p text:style-name="P8">4.4.3 Custom detail actions<text:tab/>79</text:p>
          <text:p text:style-name="P7">4.5 View property<text:tab/>81</text:p>
          <text:p text:style-name="P7">4.6 Editors configuration<text:tab/>82</text:p>
          <text:p text:style-name="P7">4.7 Multiple values editors <text:tab/>85</text:p>
          <text:p text:style-name="P7">4.8 Custom editors and stereotypes for displaying combos<text:tab/>87</text:p>
          <text:p text:style-name="P7">4.9 View without model<text:tab/>89</text:p>
          <text:p text:style-name="P6">5 Tabular data<text:tab/>91</text:p>
          <text:p text:style-name="P7">5.1 Initial properties and emphasize rows<text:tab/>92</text:p>
          <text:p text:style-name="P7">5.2 Filters and base condition<text:tab/>93</text:p>
          <text:p text:style-name="P7">5.3 Pure SQL select<text:tab/>96</text:p>
          <text:p text:style-name="P7">5.4 Default order<text:tab/>96</text:p>
          <text:p text:style-name="P6">6 Object/relational mapping<text:tab/>97</text:p>
          <text:p text:style-name="P7">6.1 Entity mapping<text:tab/>97</text:p>
          <text:p text:style-name="P7">6.2 Property mapping<text:tab/>98</text:p>
          <text:p text:style-name="P7">6.3 Reference mapping<text:tab/>100</text:p>
          <text:p text:style-name="P7">6.4 Multiple property mapping<text:tab/>102</text:p>
          <text:p text:style-name="P7">6.5 Reference to aggregate mapping<text:tab/>104</text:p>
          <text:p text:style-name="P7">6.6 Aggregate used in collection mapping<text:tab/>105</text:p>
          <text:p text:style-name="P7">6.7 Converters by default<text:tab/>107</text:p>
          <text:p text:style-name="P7">6.8 Object/relational philosophy<text:tab/>109</text:p>
          <text:p text:style-name="P6">7 Controllers<text:tab/>110</text:p>
          <text:p text:style-name="P7">7.1 Environment variables and session objects<text:tab/>110</text:p>
          <text:p text:style-name="P7">7.2 The controller and its actions<text:tab/>111</text:p>
          <text:p text:style-name="P7">7.3 Controllers inheritance<text:tab/>115</text:p>
          <text:p text:style-name="P7">7.4 List mode actions<text:tab/>115</text:p>
          <text:p text:style-name="P7">7.5 Overwriting default search<text:tab/>118</text:p>
          <text:p text:style-name="P7">7.6 Initialize a module with an action<text:tab/>120</text:p>
          <text:p text:style-name="P7">7.7 Calling another module<text:tab/>121</text:p>
          <text:p text:style-name="P7">7.8 Changing the module of current view<text:tab/>124</text:p>
          <text:p text:style-name="P7">7.9 Go to a JSP page<text:tab/>124</text:p>
          <text:p text:style-name="P7">7.10 Generating a custom report with JasperReports<text:tab/>125</text:p>
          <text:p text:style-name="P7">7.11 Uploading and processing a file from client (multipart form)<text:tab/>127</text:p>
          <text:p text:style-name="P7">7.12 All action types<text:tab/>129</text:p>
          <text:p text:style-name="P6">8 Application<text:tab/>131</text:p>
          <text:p text:style-name="P7">8.1 Typical module example<text:tab/>132</text:p>
          <text:p text:style-name="P7">8.2 Only detail module<text:tab/>133</text:p>
          <text:p text:style-name="P7">8.3 Only list module<text:tab/>133</text:p>
          <text:p text:style-name="P7">8.4 Documentation module<text:tab/>133</text:p>
          <text:p text:style-name="P6">9 Aspects<text:tab/>135</text:p>
          <text:p text:style-name="P7">9.1 Introduction to AOP<text:tab/>135</text:p>
          <text:p text:style-name="P7">9.2 Aspects definition<text:tab/>135</text:p>
          <text:p text:style-name="P7">9.3 AccessTracking: A practical application of aspects<text:tab/>137</text:p>
          <text:p text:style-name="P8">9.3.1 The aspect definition<text:tab/>137</text:p>
          <text:p text:style-name="P8">9.3.2 Setup AccessTracking<text:tab/>138</text:p>
          <text:p text:style-name="P6">10 Miscellaneous<text:tab/>140</text:p>
          <text:p text:style-name="P7">10.1 Many-to-many relationships<text:tab/>140</text:p>
          <text:p text:style-name="P7">10.2 Programming with Hibernate<text:tab/>142</text:p>
          <text:p text:style-name="P7">10.3 Custom JSP view and OpenXava taglibs<text:tab/>142</text:p>
          <text:p text:style-name="P8">10.3.1 Example<text:tab/>142</text:p>
          <text:p text:style-name="P8">10.3.2 xava:editor<text:tab/>144</text:p>
          <text:p text:style-name="P8">10.3.3 xava:action, xava:link, xava:image, xava:button<text:tab/>144</text:p>
        </text:index-body>
      </text:table-of-content>
      <text:p text:style-name="P9"/>
      <text:h text:style-name="P10" text:outline-level="1"><draw:frame draw:style-name="fr1" draw:name="Imagen37" text:anchor-type="paragraph" svg:x="-0.104cm" svg:y="-0.095cm" svg:width="16.999cm" svg:height="1.485cm" draw:z-index="18"><draw:image xlink:href="Pictures/10000000000002B20000003D8667B8C8.jpg" xlink:type="simple" xlink:show="embed" xlink:actuate="onLoad"/></draw:frame>Preface</text:h>
      <text:p text:style-name="P11">This guide tries to be a complete reference to OpenXava from the application developer viewpoint. It's centered specially in XML file syntax. It's full of XML and Java code examples.</text:p>
      <text:p text:style-name="P11">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1">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1?</text:h>
      <text:list text:style-name="L2">
        <text:list-item>
          <text:p text:style-name="P12"><text:span text:style-name="Código">SequenceCalculator</text:span> for database sequence automatic id generation: Section 3.8.5</text:p>
        </text:list-item>
        <text:list-item>
          <text:p text:style-name="P12">Arbitrary actions are allowed in <text:span text:style-name="Código">&lt;reference-view/&gt;</text:span>: Section 4.3</text:p>
        </text:list-item>
        <text:list-item>
          <text:p text:style-name="P12">Keystrokes support for the actions: Section 7.2</text:p>
        </text:list-item>
        <text:list-item>
          <text:p text:style-name="P12"><text:span text:style-name="Código">&lt;xava:editor/&gt;</text:span> supports qualified properties: Section 10.3</text:p>
        </text:list-item>
      </text:list>
      <text:h text:style-name="Heading_20_2" text:outline-level="2">What is new in OpenXava 2.0?</text:h>
      <text:list text:style-name="L3">
        <text:list-item>
          <text:p text:style-name="P13">Model layer now is generated in POJO (Plain Old Java Object) format.</text:p>
        </text:list-item>
        <text:list-item>
          <text:p text:style-name="P13">Persistence is managed by Hibernate, this allows you deploy OpenXava applications in a simple Tomcat (or whatever servlet container you wish).</text:p>
        </text:list-item>
        <text:list-item>
          <text:p text:style-name="P13">IMAGE_GALLERY stereotype: Section 3.8.2</text:p>
        </text:list-item>
        <text:list-item>
          <text:p text:style-name="P13"><text:span text:style-name="Código">IModelCalculator</text:span> added, as better alternative for <text:span text:style-name="Código">IEntityCalculator</text:span>: Section, 3.8.4</text:p>
        </text:list-item>
        <text:list-item>
          <text:p text:style-name="P13">Nested sections are allowed in views: Section 4.1</text:p>
        </text:list-item>
        <text:list-item>
          <text:p text:style-name="P13">It's possible to access environment variables inside a filter: Section 5.2</text:p>
        </text:list-item>
        <text:list-item>
          <text:p text:style-name="P13"><text:span text:style-name="Código">cmp-type</text:span> allowed for reference mapping: Section 6.3</text:p>
        </text:list-item>
        <text:list-item>
          <text:p text:style-name="P13">It's possible to hide and to show actions in the User Interface: Section 7.12</text:p>
        </text:list-item>
        <text:list-item>
          <text:p text:style-name="P13">New Chapter 10 Miscellaneous: with explanations for many-to-many relationship, using of Hibernate inside OpenXava, JSP custom views and OpenXava taglibs.</text:p>
        </text:list-item>
      </text:list>
      <text:h text:style-name="P10" text:outline-level="1"><draw:frame draw:style-name="fr2" draw:name="Imagen38" text:anchor-type="paragraph" svg:width="16.999cm" svg:height="2.875cm" draw:z-index="19"><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cessary flexibility to develop the most advances features as you like.</text:p>
      <text:p text:style-name="P11">Below you can see some basic concepts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4">
        <text:list-item>
          <text:p text:style-name="P14">The data structure.</text:p>
        </text:list-item>
        <text:list-item>
          <text:p text:style-name="P14">Validations, calculations and in general all logic associated with the business concept.</text:p>
        </text:list-item>
        <text:list-item>
          <text:p text:style-name="P14">The possibles views, i. e. the configuration of all possible user interfaces for this component.</text:p>
        </text:list-item>
        <text:list-item>
          <text:p text:style-name="P14">The possibilities for the tabular data presentation. This is used in list mode (data navigation), reports, export to excel, etc.</text:p>
        </text:list-item>
        <text:list-item>
          <text:p text:style-name="P14">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h text:style-name="Heading_20_2" text:outline-level="2">Controllers</text:h>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h text:style-name="Heading_20_2" text:outline-level="2">Project structure</text:h>
      <text:p text:style-name="Text_20_body">A typical OpenXava project usually contains the these folders:</text:p>
      <text:list text:style-name="L5">
        <text:list-item>
          <text:p text:style-name="P15"><text:span text:style-name="Código">[root]</text:span>: In the root you can find <text:span text:style-name="Archivo_2f_Directorio">build.xml</text:span> (with the Ant task) and the configuration files that it uses (usually one for customer).</text:p>
        </text:list-item>
        <text:list-item>
          <text:p text:style-name="P15"><text:span text:style-name="Código">src[source folder]</text:span>: Contains your Java source code.</text:p>
        </text:list-item>
        <text:list-item>
          <text:p text:style-name="P15"><text:span text:style-name="Código">components</text:span>: XML files with the definitions of your business components.</text:p>
        </text:list-item>
        <text:list-item>
          <text:p text:style-name="P15"><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5"><text:span text:style-name="Código">I18n</text:span>: Resource files with labels and messages in several languages.</text:p>
        </text:list-item>
        <text:list-item>
          <text:p text:style-name="P15"><text:span text:style-name="Código">gen-src</text:span><text:span text:style-name="Código"><text:span text:style-name="Código">[source folder]</text:span></text:span>: Code generated by XDoclet. Only needed if you generate EJB.</text:p>
        </text:list-item>
        <text:list-item>
          <text:p text:style-name="P15"><text:span text:style-name="Código">gen-src-xava</text:span><text:span text:style-name="Código"><text:span text:style-name="Código">[source folder]</text:span></text:span>: Code generated by OpenXava.</text:p>
        </text:list-item>
        <text:list-item>
          <text:p text:style-name="P15"><text:span text:style-name="Código">properties</text:span><text:span text:style-name="Código"><text:span text:style-name="Código">[source folder]</text:span></text:span>: Property files to configure your application.</text:p>
        </text:list-item>
        <text:list-item>
          <text:p text:style-name="P15"><text:span text:style-name="Código">build</text:span>: XML files needed in a J2EE application, some are generated and other can be edited manually.</text:p>
        </text:list-item>
        <text:list-item>
          <text:p text:style-name="P15"><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15"><text:span text:style-name="Código">data</text:span>: Useful to hold the scripts to create the tables of your application, if needed.</text:p>
        </text:list-item>
        <text:list-item>
          <text:p text:style-name="P15"><text:span text:style-name="Código">web</text:span>: Web content. Usually JSP files, lib and classes. Most of the content is generated automatically, but you can put here your own JSPs or other custom web resources.</text:p>
        </text:list-item>
      </text:list>
      <text:h text:style-name="Heading_20_2" text:outline-level="2">Conclusion</text:h>
      <text:p text:style-name="Text_20_body">This chapter introduce the most basic concepts of OpenXava to you. The rest of this guide will go into the details.</text:p>
      <text:h text:style-name="P10" text:outline-level="1"><draw:frame draw:style-name="fr2" draw:name="Imagen39" text:anchor-type="paragraph" svg:width="16.999cm" svg:height="2.875cm" draw:z-index="20"><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omcat as application server and Hypersonic as database.</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text:a xlink:type="simple" xlink:href="../../data/management-db">file:../data/</text:a><text:a xlink:type="simple" xlink:href="../../data/management-db"><text:span text:style-name="Resaltado">management-db</text:span></text:a>"/&gt;</text:p>
      <text:p text:style-name="Text_20_body">The main thing here is the JNDI name, this is the only thing referenced from OpenXava, in this case <text:span text:style-name="Código">ManagementDS</text:span>, also you must choose the name of database, here <text:span text:style-name="Código">management-db</text:span>, that references to a physical file where the data (in reality a SQL script) are.</text:p>
      <text:h text:style-name="Heading_20_2" text:outline-level="2">Your first component </text:h>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16">&lt;/</text:span><text:span text:style-name="T17">component</text:span><text:span text:style-name="T16">&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1">(new in v2.0)</text:span> or EJB technology (with EntityBeans CMP2).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6">/&gt;</text:p>
      <text:p text:style-name="Text_20_body">This is its meaning:</text:p>
      <text:list text:style-name="L6">
        <text:list-item>
          <text:p text:style-name="P17"><text:span text:style-name="Código">name:</text:span> It's the property name in the generated Java code and also serves as identifier inside OpenXava files.</text:p>
        </text:list-item>
        <text:list-item>
          <text:p text:style-name="P17"><text:span text:style-name="Código">key:</text:span> Indicates if this property is part of the key. The key is a unique identifier of the object and usually matches with the primary key of a database table.</text:p>
        </text:list-item>
        <text:list-item>
          <text:p text:style-name="P17"><text:span text:style-name="Código">size:</text:span> Length of data. It's optional, but useful to display better user interfaces.</text:p>
        </text:list-item>
        <text:list-item>
          <text:p text:style-name="P17"><text:span text:style-name="Código">required:</text:span> Indicates if it's required to validate the existence of data for this property just before creation or modification.</text:p>
        </text:list-item>
        <text:list-item>
          <text:p text:style-name="P17"><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8">generateCode</text:span><text:span text:style-name="T6">. The more practical way to execute an ant target in Eclipse is creating it in </text:span><text:span text:style-name="T18">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9">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h text:style-name="Heading_20_2" text:outline-level="2">The application</text:h>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6">&lt;/</text:span><text:span text:style-name="T17">application</text:span><text:span text:style-name="T16">&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ed explanation.</text:p>
      <text:h text:style-name="Heading_20_2" text:outline-level="2">The table</text:h>
      <text:p text:style-name="Text_20_body">Before testing the application you have to create the table in database.</text:p>
      <text:p text:style-name="Text_20_body">Create the file <text:span text:style-name="Archivo_2f_Directorio">management-db.script</text:span>, in the <text:span text:style-name="Archivo_2f_Directorio">data </text:span>folder of Tomcat, and put:</text:p>
      <text:p text:style-name="Código">CREATE SCHEMA PUBLIC AUTHORIZATION DBA</text:p>
      <text:p text:style-name="Código">CREATE MEMORY TABLE MANAGEMENT_WAREHOUSES(ZONE INTEGER NOT NULL,NUMBER INTEGER NOT NULL,NAME VARCHAR(40),PRIMARY KEY(ZONE,NUMBER))</text:p>
      <text:p text:style-name="Código">CREATE USER SA PASSWORD ""</text:p>
      <text:p text:style-name="Código">GRANT DBA TO SA</text:p>
      <text:p text:style-name="Código">SET WRITE_DELAY 20</text:p>
      <text:p text:style-name="Text_20_body">Also you have to create the file <text:span text:style-name="Archivo_2f_Directorio">management-db.properties</text:span> in the <text:span text:style-name="Archivo_2f_Directorio">data </text:span>folder of Tomcat with this content:</text:p>
      <text:p text:style-name="P18">#HSQL Database Engine</text:p>
      <text:p text:style-name="P18">hsqldb.script_format=0</text:p>
      <text:p text:style-name="P18">runtime.gc_interval=0</text:p>
      <text:p text:style-name="P18">sql.enforce_strict_size=false</text:p>
      <text:p text:style-name="P18">hsqldb.cache_size_scale=8</text:p>
      <text:p text:style-name="P18">readonly=false</text:p>
      <text:p text:style-name="P18">hsqldb.nio_data_file=true</text:p>
      <text:p text:style-name="P18">hsqldb.cache_scale=14</text:p>
      <text:p text:style-name="P18">version=1.8.0</text:p>
      <text:p text:style-name="P18">hsqldb.default_table_type=memory</text:p>
      <text:p text:style-name="P18">hsqldb.cache_file_scale=1</text:p>
      <text:p text:style-name="P18">hsqldb.log_size=200</text:p>
      <text:p text:style-name="P18">modified=yes</text:p>
      <text:p text:style-name="P18">hsqldb.cache_version=1.7.0</text:p>
      <text:p text:style-name="P18">hsqldb.original_version=1.8.0</text:p>
      <text:p text:style-name="P18">hsqldb.compatible_version=1.8.0</text:p>
      <text:p text:style-name="Text_20_body">Start Tomcat and now everything is ready.</text:p>
      <text:h text:style-name="Heading_20_2" text:outline-level="2">Executing your application</text:h>
      <text:p text:style-name="Text_20_body">After your hard work it is time to see the fruit of your sweat. Let's go.</text:p>
      <text:list text:style-name="L7">
        <text:list-item>
          <text:p text:style-name="P19">Execute the ant target <text:span text:style-name="Punto_20_de_20_menú">deployWar</text:span>.</text:p>
        </text:list-item>
        <text:list-item>
          <text:p text:style-name="P19">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7">
        <text:list-item>
          <text:p text:style-name="P19">Execute ant target <text:span text:style-name="Punto_20_de_20_menú">deployPortlets</text:span>.</text:p>
        </text:list-item>
        <text:list-item>
          <text:p text:style-name="P19">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8">
        <text:list-item>
          <text:p text:style-name="P20">Constructor: In the constructor you indicate the application and module name.</text:p>
        </text:list-item>
        <text:list-item>
          <text:p text:style-name="P20"><text:span text:style-name="Código">execute</text:span>: Allows to simulate a button or link click. As an argument you send the action name; you can view the action names in <text:span text:style-name="Archivo_2f_Directorio">OpenXava/xava/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0"><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0"><text:span text:style-name="Código">assertNoErrors</text:span>: Verify that there are no errors. In the user interface errors are red messages showed to user and added by the application logic.</text:p>
        </text:list-item>
        <text:list-item>
          <text:p text:style-name="P20"><text:span text:style-name="Código">assertValue</text:span>: Verify if the value in the form field is the expected one.</text:p>
        </text:list-item>
        <text:list-item>
          <text:p text:style-name="P20"><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1">#jetspeed2.password=demo</text:p>
      <text:p text:style-name="Text_20_body">The <text:span text:style-name="Código">username</text:span> and <text:span text:style-name="Código">password</text:span> are optional, if not specified the test does not login to the portal (this is useful if you assign your module to the 'guest' user).</text:p>
      <text:h text:style-name="Heading_20_2" text:outline-level="2">The labels</text:h>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If you want to know more about how to define labels of your OpenXava elements please look in <text:s/><text:span text:style-name="Archivo_2f_Directorio">OpenXavaTest/xava/i18n</text:span>.</text:p>
      <text:h text:style-name="Heading_20_2" text:outline-level="2">Conclusion</text:h>
      <text:p text:style-name="Text_20_body">In this chapter you have seen how to create a new project, and you had a first taste some OpenXava features. Of course, OpenXava offers more possibilities, and in the rest of the book you will see them in more detail.</text:p>
      <text:h text:style-name="P10" text:outline-level="1"><draw:frame draw:style-name="fr2" draw:name="Imagen40" text:anchor-type="paragraph" svg:width="16.999cm" svg:height="2.875cm" draw:z-index="21"><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9">
        <text:list-item>
          <text:p text:style-name="P22">Plain Java Classes (the so-called POJOs) for the model using Hibernate for persistence.</text:p>
        </text:list-item>
        <text:list-item>
          <text:p text:style-name="P22">Classic EJB2 EntityBeans for the model and persistence.</text:p>
        </text:list-item>
        <text:list-item>
          <text:p text:style-name="P22">POJOs + Hibernate inside an EJB container.</text:p>
        </text:list-item>
      </text:list>
      <text:p text:style-name="Text_20_body">The option 1 is the default one and the best for the most cases. The option 2 is for supporting all OpenXava applications written until now using EJB. The option 3 can be useful in some circumstances. You can see how to configure this in <text:span text:style-name="Archivo_2f_Directorio">OpenXavaTest/properties/xava.properties</text:span>.</text:p>
      <text:h text:style-name="Heading_20_2" text:outline-level="2">Business Component</text:h>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0">&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0">&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0">&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0">&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6">&lt;/</text:span><text:span text:style-name="T17">component</text:span><text:span text:style-name="T16">&gt;</text:span><text:span text:style-name="T21"><text:tab/><text:tab/><text:tab/></text:span></text:p>
      <text:p text:style-name="Text_20_body">The first part of the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0">
        <text:list-item>
          <text:p text:style-name="P23">You can say that A <text:span text:style-name="T1">has</text:span> an B.</text:p>
        </text:list-item>
        <text:list-item>
          <text:p text:style-name="P23">If A is deleted then its B is deleted too.</text:p>
        </text:list-item>
        <text:list-item>
          <text:p text:style-name="P23">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6">&lt;/</text:span><text:span text:style-name="T17">entity</text:span><text:span text:style-name="T16">&gt;</text:span></text:p>
      <text:list text:style-name="L11">
        <text:list-item>
          <text:p text:style-name="P24"><text:span text:style-name="Código">bean</text:span> (one, optional): Allows you to use an already existing JavaBean (a simple Java class, the so-called POJO). This applies if you use Hibernate as persistence engine. In this case the code generation for POJO and Hibernate mapping of this component will not be produced.</text:p>
        </text:list-item>
      </text:list>
      <text:list text:style-name="L12">
        <text:list-item>
          <text:p text:style-name="P25"><text:span text:style-name="Código">ejb</text:span> (one, optional): Allows you to use an already existing EJB. This only applies if you use EJB CMP2 as persistence engine. In this case code generation for EJB code of this component will not be produced.</text:p>
        </text:list-item>
        <text:list-item>
          <text:p text:style-name="P25"><text:span text:style-name="Código">implements</text:span> (several, optional): The generated code will implement this interface.</text:p>
        </text:list-item>
        <text:list-item>
          <text:p text:style-name="P25"><text:span text:style-name="Código">property</text:span> (several, optional): The properties represent Java properties (with its <text:span text:style-name="T1">setters</text:span> an <text:span text:style-name="T1">getters</text:span>) in the generated code.</text:p>
        </text:list-item>
        <text:list-item>
          <text:p text:style-name="P25"><text:span text:style-name="Código">reference</text:span> (several, optional): References to other models, you can reference to the entity of another component or an aggregate of itself.</text:p>
        </text:list-item>
        <text:list-item>
          <text:p text:style-name="P25"><text:span text:style-name="Código">collection</text:span> (several, optional): Collection of references. In the generated code it is a property that returns a <text:span text:style-name="Código">java.util.Collection</text:span>.</text:p>
        </text:list-item>
        <text:list-item>
          <text:p text:style-name="P25"><text:span text:style-name="Código">method</text:span> (several, optional): Creates a method in the generated code, in this case the method logic is in a calculator (<text:span text:style-name="Código">Icalculator</text:span>).</text:p>
        </text:list-item>
        <text:list-item>
          <text:p text:style-name="P25"><text:span text:style-name="Código">finder</text:span> (several, optional): Used to create finder methods, in this case generates a EJB <text:span text:style-name="T1">finder</text:span>.</text:p>
        </text:list-item>
        <text:list-item>
          <text:p text:style-name="P25"><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5"><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5"><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5"><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5"><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5"><text:span text:style-name="Código">remove-validator</text:span> (several, optional): It's executed before removal, and can deny the object removing.</text:p>
        </text:list-item>
      </text:list>
      <text:h text:style-name="Heading_20_2" text:outline-level="2">Bean (1)</text:h>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6">&lt;</text:span><text:span text:style-name="T17">bean </text:span><text:span text:style-name="T22">class</text:span><text:span text:style-name="T21">=</text:span><text:span text:style-name="T23">"org.openxava.test.model.Family"</text:span><text:span text:style-name="T16">/&gt;</text:span></text:p>
      <text:p text:style-name="P26"><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7"><text:tab/>...</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h text:style-name="Heading_20_2" text:outline-level="2">EJB (2)</text:h>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6"><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29">* @ejb:bean name="Family" type="CMP" view-type="remote"</text:p>
          <text:p text:style-name="P29">*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4">
        <text:list-item>
          <text:p text:style-name="P30">The class must extend from <text:span text:style-name="Código">org.openxava.ejbx.EJBReplicableBase</text:span></text:p>
        </text:list-item>
        <text:list-item>
          <text:p text:style-name="P30">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h text:style-name="Heading_20_2" text:outline-level="2">Implements (3)</text:h>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6"><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 remote interfaces. All code made in this way can be used with POJO and EJB version on same time, or allows you to migrate from a EJB to a POJO version with little effort. Although, if you are using POJOs exclusively you may use the POJOs classes directly and ignore the interfaces, as you wish.</text:p>
      <text:h text:style-name="Heading_20_2" text:outline-level="2">Property (4)</text:h>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Código"><text:span text:style-name="T11"><text:tab/></text:span><text:span text:style-name="T10">required</text:span><text:span text:style-name="T11">=</text:span><text:span text:style-name="T12">"true|false"<text:tab/><text:tab/><text:tab/> </text:span><text:span text:style-name="T11">(6)</text:span></text:p>
      <text:p text:style-name="Código"><text:span text:style-name="T11"><text:tab/></text:span><text:span text:style-name="T10">key</text:span><text:span text:style-name="T11">=</text:span><text:span text:style-name="T12">"true|false"<text:tab/><text:tab/><text:tab/><text:tab/> </text:span><text:span text:style-name="T11">(7)</text:span></text:p>
      <text:p text:style-name="Código"><text:span text:style-name="T11"><text:tab/></text:span><text:span text:style-name="T10">hidden</text:span><text:span text:style-name="T11">=</text:span><text:span text:style-name="T12">"true|false"<text:tab/><text:tab/><text:tab/><text:tab/> </text:span><text:span text:style-name="T11">(8)</text:span></text:p>
      <text:p text:style-name="P28">&gt;</text:p>
      <text:p text:style-name="Código"><text:span text:style-name="T8"><text:tab/>&lt;</text:span><text:span text:style-name="T9">valid-values </text:span><text:span text:style-name="T11">...</text:span><text:span text:style-name="T8">/&gt;</text:span><text:span text:style-name="T11"><text:tab/><text:tab/><text:tab/> <text:tab/> (9)</text:span></text:p>
      <text:p text:style-name="Código"><text:span text:style-name="T11"><text:tab/></text:span><text:span text:style-name="T8">&lt;</text:span><text:span text:style-name="T9">calculator </text:span><text:span text:style-name="T11">...</text:span><text:span text:style-name="T8">/&gt;</text:span><text:span text:style-name="T11"><text:tab/><text:tab/><text:tab/><text:tab/>(10)</text:span></text:p>
      <text:p text:style-name="Código"><text:span text:style-name="T11"><text:tab/></text:span><text:span text:style-name="T8">&lt;</text:span><text:span text:style-name="T9">default-value-calculator </text:span><text:span text:style-name="T11">...</text:span><text:span text:style-name="T8">/&gt;</text:span><text:span text:style-name="T11"><text:tab/><text:tab/>(11)</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6">&lt;/</text:span><text:span text:style-name="T17">property</text:span><text:span text:style-name="T16">&gt;</text:span></text:p>
      <text:list text:style-name="L15">
        <text:list-item>
          <text:p text:style-name="P31"><text:span text:style-name="Código">name</text:span> (required): The property name in Java, therefore it must follow the Java convention for property names, like starting with lower-case. Using underline (_) is not advisable.</text:p>
        </text:list-item>
        <text:list-item>
          <text:p text:style-name="P31"><text:span text:style-name="Código">label</text:span> (optional): Label showed to the final user. Is <text:span text:style-name="T2">much better</text:span> use the <text:span text:style-name="Archivo_2f_Directorio">i18n</text:span> files.</text:p>
        </text:list-item>
        <text:list-item>
          <text:p text:style-name="P31"><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1"><text:span text:style-name="Código">stereotype</text:span>(optional): Allows to specify an special behavior for some properties.</text:p>
        </text:list-item>
        <text:list-item>
          <text:p text:style-name="P31"><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1"><text:span text:style-name="Código">required</text:span> (optional): Indicates if this property is required. By default this is <text:span text:style-name="Código">true</text:span> for key properties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1"><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1"><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1"><text:span text:style-name="Código">valid-values</text:span> (one, optional): To indicate that this property only can have a limited set of valid values.</text:p>
        </text:list-item>
        <text:list-item>
          <text:p text:style-name="P31"><text:span text:style-name="Código">calculator</text:span> (one, optional): Implements the logic for a calculated property. A calculated property only has <text:s/><text:span text:style-name="T1">getter</text:span> and is not stored in database.</text:p>
        </text:list-item>
        <text:list-item>
          <text:p text:style-name="P31"><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1"><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6">
        <text:list-item>
          <text:p text:style-name="P32">DINERO, MONEY</text:p>
        </text:list-item>
        <text:list-item>
          <text:p text:style-name="P32">FOTO, PHOTO, IMAGEN, IMAGE</text:p>
        </text:list-item>
        <text:list-item>
          <text:p text:style-name="P32">TEXTO_GRANDE, MEMO, TEXT_AREA</text:p>
        </text:list-item>
        <text:list-item>
          <text:p text:style-name="P32">ETIQUETA, LABEL</text:p>
        </text:list-item>
        <text:list-item>
          <text:p text:style-name="P32">ETIQUETA_NEGRITA, BOLD_LABEL</text:p>
        </text:list-item>
        <text:list-item>
          <text:p text:style-name="P32">HORA, TIME</text:p>
        </text:list-item>
        <text:list-item>
          <text:p text:style-name="P32">FECHAHORA, DATETIME</text:p>
        </text:list-item>
        <text:list-item>
          <text:p text:style-name="P32">GALERIA_IMAGENES, IMAGES_GALLERY (setup instructions in 3.8.2) <text:span text:style-name="T1">new in v2.0</text:span></text:p>
        </text:list-item>
        <text:list-item>
          <text:p text:style-name="P33">RELLENADO_CON_CEROS, ZEROS_FILLED <text:span text:style-name="T1">new in v2.0.2</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6">&lt;/</text:span><text:span text:style-name="T17">editor</text:span><text:span text:style-name="T16">&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4"><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4"><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6">&lt;/</text:span><text:span text:style-name="T17">required-validator</text:span><text:span text:style-name="T16">&gt;</text:span><text:span text:style-name="T21"> </text:span></text:p>
      <text:p text:style-name="Text_20_body">Now everything is ready to define properties of stereotype PERSON_NAME:</text:p>
      <text:p text:style-name="P34"><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h text:style-name="Heading_20_3" text:outline-level="3">IMAGES_GALLERY stereotype <text:span text:style-name="T1">(new in v2.0)</text:span></text:h>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5">The type of <text:span text:style-name="Código">IMAGE</text:span> column can be a more suitable one for your database to store <text:span text:style-name="Código">byte [] </text:span>(for example <text:span text:style-name="Código">LONGVARBINARY</text:span>) .</text:p>
      <text:p text:style-name="P35">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35">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28"><text:tab/><text:tab/>...</text:p>
      <text:p text:style-name="Código"><text:span text:style-name="T11"><text:tab/></text:span><text:span text:style-name="T8">&lt;/</text:span><text:span text:style-name="T9">session-factory</text:span><text:span text:style-name="T8">&gt;</text:span></text:p>
      <text:p text:style-name="Código"><text:span text:style-name="T16">&lt;/</text:span><text:span text:style-name="T17">hibernate-configuration</text:span><text:span text:style-name="T16">&gt;</text:span></text:p>
      <text:p text:style-name="P35">After this you can use the IMAGES_GALLERY stereotype in all components of your application.</text:p>
      <text:h text:style-name="Heading_20_3" text:outline-level="3">Valid values</text:h>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6">&lt;/</text:span><text:span text:style-name="T17">property</text:span><text:span text:style-name="T16">&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h text:style-name="Heading_20_3" text:outline-level="3">Calculator</text:h>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16">&lt;/</text:span><text:span text:style-name="T17">property</text:span><text:span text:style-name="T16">&gt;</text:span><text:span text:style-name="T21"><text:tab/><text:tab/></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 remote interface and the EJB Bean class. That is for Invoice you have a <text:span text:style-name="Código">IInvoice</text:span> interface implemented by Invoice (POJO class), <text:span text:style-name="Código">InvoiceRemote</text:span> (EJB remote interface) and <text:span text:style-name="Código">InvoiceBean</text:span> (EJB bean class), this last two only if you generate EJB code. In the calculator of type <text:span text:style-name="Código">IModelCalculator</text:span> it is advisable to cast to this interface, because in this cases the same calculator works with POJOs, EJB remote interface and EJB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6">&lt;/</text:span><text:span text:style-name="T17">property</text:span><text:span text:style-name="T16">&gt;</text:span><text:span text:style-name="T21"><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6">&lt;/</text:span><text:span text:style-name="T17">property</text:span><text:span text:style-name="T16">&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6">&lt;/</text:span><text:span text:style-name="T17">property</text:span><text:span text:style-name="T16">&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7">
        <text:list-item>
          <text:p text:style-name="P36"><text:span text:style-name="Código">Messages errors</text:span>: A object of type Messages that represents a set of messages (like a smart collection) and where you can add the validation errors that you find.</text:p>
        </text:list-item>
        <text:list-item>
          <text:p text:style-name="P36"><text:span text:style-name="Código">Object value</text:span>: The value to validate.</text:p>
        </text:list-item>
        <text:list-item>
          <text:p text:style-name="P36"><text:span text:style-name="Código">String objectName</text:span>: Object name of the container of the property to validate. Useful to use in error messages.</text:p>
        </text:list-item>
        <text:list-item>
          <text:p text:style-name="P36"><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h text:style-name="Heading_20_2" text:outline-level="2">Reference (5)</text:h>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28">&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6">&lt;/</text:span><text:span text:style-name="T17">reference</text:span><text:span text:style-name="T16">&gt;</text:span></text:p>
      <text:list text:style-name="L18">
        <text:list-item>
          <text:p text:style-name="P37"><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7"><text:span text:style-name="Código">label</text:span> (optional): Label shown to the final user. It's <text:span text:style-name="T2">much better</text:span> use <text:span text:style-name="Archivo_2f_Directorio">i18n</text:span>.</text:p>
        </text:list-item>
        <text:list-item>
          <text:p text:style-name="P37"><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7"><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7"><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7"><text:span text:style-name="Código">role</text:span> (optional): Used only in references within collections. See below.</text:p>
        </text:list-item>
        <text:list-item>
          <text:p text:style-name="P37"><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6">&lt;</text:span><text:span text:style-name="T17">reference </text:span><text:span text:style-name="T22">name</text:span><text:span text:style-name="T21">=</text:span><text:span text:style-name="T23">"alternateSeller" </text:span><text:span text:style-name="T22">model</text:span><text:span text:style-name="T21">=</text:span><text:span text:style-name="T23">"Seller"</text:span><text:span text:style-name="T16">/&gt;<text:tab/><text:tab/></text:span><text:span text:style-name="T21">(3)</text:span></text:p>
      <text:list text:style-name="L19">
        <text:list-item>
          <text:p text:style-name="P38">A reference to an aggregate called <text:span text:style-name="Código">Address</text:span>, the reference name will be <text:span text:style-name="Código">address</text:span>.</text:p>
        </text:list-item>
        <text:list-item>
          <text:p text:style-name="P38">A reference to the entity of <text:span text:style-name="Código">Seller</text:span> component. The model is deduced from name.</text:p>
        </text:list-item>
        <text:list-item>
          <text:p text:style-name="P38">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6">&lt;/</text:span><text:span text:style-name="T17">reference</text:span><text:span text:style-name="T16">&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6">&lt;/</text:span><text:span text:style-name="T17">reference</text:span><text:span text:style-name="T16">&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text:p>
      <text:p text:style-name="Código"><text:tab/><text:tab/>// return new WarehouseKey(new Integer(4), 4); // This only work with EJB</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text:p>
      <text:h text:style-name="Heading_20_2" text:outline-level="2">Collection (6)</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28">&gt;</text:p>
      <text:p text:style-name="Código"><text:span text:style-name="T8"><text:tab/>&lt;</text:span><text:span text:style-name="T9">reference </text:span><text:span text:style-name="T11">... </text:span><text:span text:style-name="T8">/&gt;</text:span><text:span text:style-name="T11"><text:tab/><text:tab/><text:tab/>(4)</text:span></text:p>
      <text:p text:style-name="Código"><text:span text:style-name="T11"><text:tab/></text:span><text:span text:style-name="T8">&lt;</text:span><text:span text:style-name="T9">condition </text:span><text:span text:style-name="T11">... </text:span><text:span text:style-name="T8">/&gt;</text:span><text:span text:style-name="T11"><text:tab/><text:tab/><text:tab/>(5)</text:span></text:p>
      <text:p text:style-name="Código"><text:span text:style-name="T11"><text:tab/></text:span><text:span text:style-name="T8">&lt;</text:span><text:span text:style-name="T9">order </text:span><text:span text:style-name="T11">... </text:span><text:span text:style-name="T8">/&gt;</text:span><text:span text:style-name="T11"><text:tab/><text:tab/><text:tab/>(6)</text:span></text:p>
      <text:p text:style-name="Código"><text:span text:style-name="T11"><text:tab/></text:span><text:span text:style-name="T8">&lt;</text:span><text:span text:style-name="T9">calculator </text:span><text:span text:style-name="T11">... </text:span><text:span text:style-name="T8">/&gt;</text:span><text:span text:style-name="T11"><text:tab/><text:tab/><text:tab/>(7)<text:tab/></text:span></text:p>
      <text:p text:style-name="Código"><text:span text:style-name="T11"><text:tab/></text:span><text:span text:style-name="T8">&lt;</text:span><text:span text:style-name="T9">postremove-calculator </text:span><text:span text:style-name="T11">... </text:span><text:span text:style-name="T8">/&gt;</text:span><text:span text:style-name="T11"><text:tab/>(8)</text:span></text:p>
      <text:p text:style-name="Código"><text:span text:style-name="T16">&lt;/</text:span><text:span text:style-name="T17">collection</text:span><text:span text:style-name="T16">&gt;</text:span></text:p>
      <text:list text:style-name="L20">
        <text:list-item>
          <text:p text:style-name="P39"><text:span text:style-name="Código">name</text:span> (required): The collection name in Java, therefore it must follow the rules for name members in Java, including starting with lower-case. Using underline (_) is not advisable.</text:p>
        </text:list-item>
        <text:list-item>
          <text:p text:style-name="P39"><text:span text:style-name="Código">label</text:span> (optional): Label shown to final user. Is <text:span text:style-name="T2">much better</text:span> to use <text:span text:style-name="Archivo_2f_Directorio">i18n</text:span> files.</text:p>
        </text:list-item>
        <text:list-item>
          <text:p text:style-name="P39"><text:span text:style-name="Código">minimum</text:span> (optional): Minimum number of expected elements. This is validated just before saving.</text:p>
        </text:list-item>
        <text:list-item>
          <text:p text:style-name="P39"><text:span text:style-name="Código">reference </text:span>(required): With the syntax you can see in the previous point.</text:p>
        </text:list-item>
        <text:list-item>
          <text:p text:style-name="P39"><text:span text:style-name="Código">condition</text:span> (optional): Restricts the elements that appear in the collection.</text:p>
        </text:list-item>
        <text:list-item>
          <text:p text:style-name="P39"><text:span text:style-name="Código">order</text:span> (optional): The elements in collections will be in the indicated order.</text:p>
        </text:list-item>
        <text:list-item>
          <text:p text:style-name="P39"><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39"><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6">&lt;/</text:span><text:span text:style-name="T17">collection</text:span><text:span text:style-name="T16">&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6">&lt;/</text:span><text:span text:style-name="T17">collection</text:span><text:span text:style-name="T16">&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1">
        <text:list-item>
          <text:p text:style-name="P40">The restriction <text:span text:style-name="Código">minimum=”1”</text:span> <text:s/>requires at least one detail for the invoice to be valid.</text:p>
        </text:list-item>
        <text:list-item>
          <text:p text:style-name="P40">With <text:span text:style-name="Código">order</text:span> you force that the <text:span text:style-name="Código">details</text:span> will be returned ordered by <text:span text:style-name="Código">serviceType</text:span>.</text:p>
        </text:list-item>
        <text:list-item>
          <text:p text:style-name="P40">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0">&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6">&lt;/</text:span><text:span text:style-name="T17">collection</text:span><text:span text:style-name="T16">&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1"><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6">&lt;/</text:span><text:span text:style-name="T17">collection</text:span><text:span text:style-name="T16">&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h text:style-name="Heading_20_2" text:outline-level="2">Method (7)</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28">&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6">&lt;/</text:span><text:span text:style-name="T17">method</text:span><text:span text:style-name="T16">&gt;</text:span></text:p>
      <text:list text:style-name="L22">
        <text:list-item>
          <text:p text:style-name="P42"><text:span text:style-name="Código">name</text:span> (required): Name of the method in Java, therefore it must follow the Java rules to name members, like beginning with lower-case.</text:p>
        </text:list-item>
        <text:list-item>
          <text:p text:style-name="P42"><text:span text:style-name="Código">type</text:span> (optional, by default <text:span text:style-name="Código">void</text:span>): Is the Java type that the method returns. All Java types valid as return type for a Java method are applicable here.</text:p>
        </text:list-item>
        <text:list-item>
          <text:p text:style-name="P42"><text:span text:style-name="Código">arguments</text:span> (optional): Argument list of the method in Java format.</text:p>
        </text:list-item>
        <text:list-item>
          <text:p text:style-name="P42"><text:span text:style-name="Código">exceptions</text:span> (optional): Exception list that can be thrown by this method, in Java format.</text:p>
        </text:list-item>
        <text:list-item>
          <text:p text:style-name="P42"><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6">&lt;/</text:span><text:span text:style-name="T17">method</text:span><text:span text:style-name="T16">&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3">
        <text:list-item>
          <text:p text:style-name="P43">A calculator for a method has moral authority to change the state of the object.</text:p>
        </text:list-item>
        <text:list-item>
          <text:p text:style-name="P43">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method</text:span><text:span text:style-name="T16">&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h text:style-name="Heading_20_2" text:outline-level="2">Finder (8)</text:h>
      <text:p text:style-name="Text_20_body">A finder is a special method that allows you to find an object or a collection of objects that follow some criteria. In POJO + Hibernate version a finder method is a generated static method in the POJO class. In the EJB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28">&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6">&lt;/</text:span><text:span text:style-name="T17">finder</text:span><text:span text:style-name="T16">&gt;</text:span></text:p>
      <text:p text:style-name="P44"/>
      <text:list text:style-name="L24">
        <text:list-item>
          <text:p text:style-name="P45"><text:span text:style-name="Código">name</text:span> (required): Name of the finder method in Java, hence it must follow the Java rules for member naming, e.g. beginning with lower-case.</text:p>
        </text:list-item>
        <text:list-item>
          <text:p text:style-name="P45"><text:span text:style-name="Código">arguments</text:span> (required): Argument list for the method in Java format. It is (most) advisable to use simple data types.</text:p>
        </text:list-item>
        <text:list-item>
          <text:p text:style-name="P45"><text:span text:style-name="Código">collection</text:span> (optional, by default <text:span text:style-name="Código">false</text:span>): Indicates if the result will be a single object or a collection.</text:p>
        </text:list-item>
        <text:list-item>
          <text:p text:style-name="P45"><text:span text:style-name="Código">condition</text:span> (optional): A condition with SQL/EJBQL syntax where you can use the names of properties inside <text:span text:style-name="Código">${}</text:span>.</text:p>
        </text:list-item>
        <text:list-item>
          <text:p text:style-name="P45"><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6">&lt;</text:span><text:span text:style-name="T17">finder </text:span><text:span text:style-name="T22">name</text:span><text:span text:style-name="T21">=</text:span><text:span text:style-name="T23">"all" </text:span><text:span text:style-name="T22">arguments</text:span><text:span text:style-name="T21">=</text:span><text:span text:style-name="T23">"" </text:span><text:span text:style-name="T22">collection</text:span><text:span text:style-name="T21">=</text:span><text:span text:style-name="T23">"true"</text:span><text:span text:style-name="T16">/&gt;</text:span></text:p>
      <text:p text:style-name="Text_20_body">This generates a set of <text:span text:style-name="T1">finder</text:span> methods available from POJO class and EJB home. This methods can be used this way:</text:p>
      <text:p text:style-name="Código">// POJO</text:p>
      <text:p text:style-name="Código">ICustomer customer = Customer.findByNumber(8);</text:p>
      <text:p text:style-name="Código">Collection javieres = Customer.findByNameLike(“%JAVI%”);</text:p>
      <text:p text:style-name="Código"/>
      <text:p text:style-name="Código">// EJB</text:p>
      <text:p text:style-name="Código">ICustomer customer = CustomerUtil.getHome().findByNumber(8);</text:p>
      <text:p text:style-name="Código">Collection javieres = CustomerUtil.getHome().findByNameLike(“%JAVI%”);</text:p>
      <text:h text:style-name="Heading_20_2" text:outline-level="2">Postcreate calculator <text:s/>(9)</text:h>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create-calculator</text:span><text:span text:style-name="T16">&gt;</text:span></text:p>
      <text:list text:style-name="L25">
        <text:list-item>
          <text:p text:style-name="P46"><text:span text:style-name="Código">class</text:span> (required): Calculator class. This calculator must implement <text:span text:style-name="Código">ICalculator</text:span> or some of its children.</text:p>
        </text:list-item>
        <text:list-item>
          <text:p text:style-name="P46"><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16">&lt;/</text:span><text:span text:style-name="T17">postcreate-calculator</text:span><text:span text:style-name="T16">&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h text:style-name="Heading_20_2" text:outline-level="2">Postmodify calculator (11)</text:h>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modify-calculator</text:span><text:span text:style-name="T16">&gt;</text:span></text:p>
      <text:list text:style-name="L25" text:continue-numbering="true">
        <text:list-item>
          <text:p text:style-name="P46"><text:span text:style-name="Código">class</text:span> (required): Calculator class. A calculator that implements <text:span text:style-name="Código">ICalculator</text:span> or some of its children.</text:p>
        </text:list-item>
        <text:list-item>
          <text:p text:style-name="P46"><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h text:style-name="Heading_20_2" text:outline-level="2">Postload and preremove calculator (10, 12)</text:h>
      <text:p text:style-name="Text_20_body">The syntax and behavior of postload and preremove calculators are the same of the postcreate and and postmodify ones.</text:p>
      <text:h text:style-name="Heading_20_2" text:outline-level="2">Validator (13)</text:h>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28">&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6">&lt;/</text:span><text:span text:style-name="T17">validator</text:span><text:span text:style-name="T16">&gt;</text:span></text:p>
      <text:list text:style-name="L26">
        <text:list-item>
          <text:p text:style-name="P47"><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7"><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7"><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7"><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6">&lt;/</text:span><text:span text:style-name="T17">validator</text:span><text:span text:style-name="T16">&gt;</text:span><text:span text:style-name="T21"><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4)</text:h>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6">&lt;/</text:span><text:span text:style-name="T17">remove-validator</text:span><text:span text:style-name="T16">&gt;</text:span></text:p>
      <text:list text:style-name="L27">
        <text:list-item>
          <text:p text:style-name="P48"><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48"><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48"><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7"><text:tab/></text:span><text:span text:style-name="T22">class</text:span><text:span text:style-name="T21">=</text:span><text:span text:style-name="T23">"org.openxava.test.validators.DeliveryTypeRemoveValidator"</text:span><text:span text:style-name="T16">/&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6">&lt;/</text:span><text:span text:style-name="T17">aggregate</text:span><text:span text:style-name="T16">&gt;</text:span><text:span text:style-name="T21"><text:tab/><text:tab/></text:span></text:p>
      <text:list text:style-name="L28">
        <text:list-item>
          <text:p text:style-name="P49"><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49"><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49"><text:span text:style-name="Código">ejb</text:span> (one, optional): Allows to use existing EJB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d from the main entity.</text:p>
      <text:p text:style-name="Text_20_body">In the main entity you can write:</text:p>
      <text:p text:style-name="P34"><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6">&lt;/</text:span><text:span text:style-name="T17">aggregate</text:span><text:span text:style-name="T16">&gt;</text:span><text:span text:style-name="T21"><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6">&lt;/</text:span><text:span text:style-name="T17">collection</text:span><text:span text:style-name="T16">&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6">&lt;/</text:span><text:span text:style-name="T17">aggregate</text:span><text:span text:style-name="T16">&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
      <text:p text:style-name="Text_20_body"/>
      <text:h text:style-name="P10" text:outline-level="1"><draw:frame draw:style-name="fr2" draw:name="Imagen41" text:anchor-type="paragraph" svg:width="16.999cm" svg:height="2.875cm" draw:z-index="22"><draw:image xlink:href="Pictures/10000000000002B900000076B9E0DEC8.jpg" xlink:type="simple" xlink:show="embed" xlink:actuate="onLoad"/></draw:frame>View</text:h>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28">&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6">&lt;/</text:span><text:span text:style-name="T17">view</text:span><text:span text:style-name="T16">&gt;</text:span></text:p>
      <text:list text:style-name="L29">
        <text:list-item>
          <text:p text:style-name="P50"><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0"><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0"><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0"><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0"><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0"><text:span text:style-name="Código">property-view</text:span> (several, optional): Defines the format to display a property.</text:p>
        </text:list-item>
        <text:list-item>
          <text:p text:style-name="P50"><text:span text:style-name="Código">reference-view</text:span> (several, optional): Defines the format to display a reference.</text:p>
        </text:list-item>
        <text:list-item>
          <text:p text:style-name="P50"><text:span text:style-name="Código">collection-view</text:span> (several, optional): Defines the format to display a collection.</text:p>
        </text:list-item>
        <text:list-item>
          <text:p text:style-name="P50"><text:span text:style-name="Código">members</text:span> (one, optional): <text:s/>Indicates the members to display and its layout in the user interface. Is mutually exclusive with <text:s/>the <text:span text:style-name="Código">members </text:span>attribute.</text:p>
        </text:list-item>
      </text:list>
      <text:h text:style-name="Heading_20_2" text:outline-level="2">Layout</text:h>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6">&lt;/</text:span><text:span text:style-name="T17">entity</text:span><text:span text:style-name="T16">&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4"><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6">&lt;/</text:span><text:span text:style-name="T17">view</text:span><text:span text:style-name="T16">&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p text:style-name="Text_20_body"><draw:frame draw:style-name="fr1" draw:name="Imagen6" text:anchor-type="paragraph" svg:x="0.49cm" svg:y="0cm" svg:width="9.64cm" svg:height="1.782cm" draw:z-index="2"><draw:image xlink:href="Pictures/100000000000013B0000003B0B831EA1.jpg" xlink:type="simple" xlink:show="embed" xlink:actuate="onLoad"/></draw:frame></text:p>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6">&lt;/</text:span><text:span text:style-name="T17">view</text:span><text:span text:style-name="T16">&gt;</text:span></text:p>
      <text:p text:style-name="Text_20_body">In this case the result is:</text:p>
      <text:p text:style-name="Text_20_body"><draw:frame draw:style-name="fr1" draw:name="Imagen2" text:anchor-type="paragraph" svg:x="0.452cm" svg:y="0cm" svg:width="9.64cm" svg:height="2.692cm" draw:z-index="23"><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8"><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6">&lt;/</text:span><text:span text:style-name="T17">group</text:span><text:span text:style-name="T16">&gt;</text:span></text:p>
      <text:p text:style-name="Text_20_body">In this case the view is shown this way:</text:p>
      <text:p text:style-name="Text_20_body"><draw:frame draw:style-name="fr3" draw:name="Imagen13" text:anchor-type="paragraph" svg:width="11.719cm" svg:height="7.287cm" draw:z-index="29"><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Text_20_body"><draw:frame draw:style-name="fr2" draw:name="Imagen16" text:anchor-type="paragraph" svg:width="16.999cm" svg:height="9.59cm" draw:z-index="30"><draw:image xlink:href="Pictures/100000000000024E000001517D119F12.jpg" xlink:type="simple" xlink:show="embed" xlink:actuate="onLoad"/></draw:frame></text:p>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6">&lt;/</text:span><text:span text:style-name="T17">view</text:span><text:span text:style-name="T16">&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2"><draw:image xlink:href="Pictures/1000000000000167000000C7ACDB9750.jpg" xlink:type="simple" xlink:show="embed" xlink:actuate="onLoad"/></draw:frame></text:p>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28">&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6">&lt;/</text:span><text:span text:style-name="T17">property-view</text:span><text:span text:style-name="T16">&gt;</text:span></text:p>
      <text:list text:style-name="L30">
        <text:list-item>
          <text:p text:style-name="P51"><text:span text:style-name="Código">property</text:span> (required): Usually the <text:s/>name of a model property, although it also can be the name of a property of the view itself.</text:p>
        </text:list-item>
        <text:list-item>
          <text:p text:style-name="P51"><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1"><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1"><text:span text:style-name="Código">label-format</text:span> (optional): Format to display the label of this property.</text:p>
        </text:list-item>
        <text:list-item>
          <text:p text:style-name="P51"><text:span text:style-name="Código">on-change </text:span>(one, optional): Action to execute when the value of this property changes.</text:p>
        </text:list-item>
        <text:list-item>
          <text:p text:style-name="P51"><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6">&lt;/</text:span><text:span text:style-name="T17">view</text:span><text:span text:style-name="T16">&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h text:style-name="Heading_20_3" text:outline-level="3">Value change event</text:h>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6">&lt;/</text:span><text:span text:style-name="T17">property-view</text:span><text:span text:style-name="T16">&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h text:style-name="Heading_20_3" text:outline-level="3">Actions of property</text:h>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16">&lt;/</text:span><text:span text:style-name="T17">property-view</text:span><text:span text:style-name="T16">&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16">&lt;/</text:span><text:span text:style-name="T17">controller</text:span><text:span text:style-name="T16">&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The action link is present only when the property is editable, but if the property is read-only or calculated then it is always present.</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7"/>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text:span><text:span text:style-name="T11">(1)</text:span></text:p>
      <text:p text:style-name="Código"><text:span text:style-name="T11"><text:tab/></text:span><text:span text:style-name="T10">view</text:span><text:span text:style-name="T11">=</text:span><text:span text:style-name="T12">"view"<text:tab/><text:tab/><text:tab/><text:tab/></text:span><text:span text:style-name="T11">(2)</text:span></text:p>
      <text:p text:style-name="Código"><text:span text:style-name="T11"><text:tab/></text:span><text:span text:style-name="T10">read-only</text:span><text:span text:style-name="T11">=</text:span><text:span text:style-name="T12">"true|false"<text:tab/><text:tab/></text:span><text:span text:style-name="T11">(3)</text:span></text:p>
      <text:p text:style-name="Código"><text:span text:style-name="T11"><text:tab/></text:span><text:span text:style-name="T10">frame</text:span><text:span text:style-name="T11">=</text:span><text:span text:style-name="T12">"true|false"<text:tab/><text:tab/><text:tab/></text:span><text:span text:style-name="T11">(4)</text:span></text:p>
      <text:p text:style-name="Código"><text:span text:style-name="T11"><text:tab/></text:span><text:span text:style-name="T10">create</text:span><text:span text:style-name="T11">=</text:span><text:span text:style-name="T12">"true|false"<text:tab/><text:tab/><text:tab/></text:span><text:span text:style-name="T11">(5)</text:span></text:p>
      <text:p text:style-name="Código"><text:span text:style-name="T11"><text:tab/></text:span><text:span text:style-name="T10">search</text:span><text:span text:style-name="T11">=</text:span><text:span text:style-name="T12">"true|false"<text:tab/><text:tab/><text:tab/></text:span><text:span text:style-name="T11">(6)</text:span></text:p>
      <text:p text:style-name="P28">&gt;</text:p>
      <text:p text:style-name="Código"><text:span text:style-name="T8"><text:tab/>&lt;</text:span><text:span text:style-name="T9">search-action </text:span><text:span text:style-name="T11">... </text:span><text:span text:style-name="T8">/&gt;</text:span><text:span text:style-name="T11"><text:tab/><text:tab/>(7)</text:span></text:p>
      <text:p text:style-name="Código"><text:span text:style-name="T11"><text:tab/></text:span><text:span text:style-name="T8">&lt;</text:span><text:span text:style-name="T9">descriptions-list </text:span><text:span text:style-name="T11">... </text:span><text:span text:style-name="T8">/&gt;</text:span><text:span text:style-name="T11"><text:tab/><text:tab/>(8)</text:span></text:p>
      <text:p text:style-name="P27"><text:span text:style-name="T8"><text:tab/>&lt;</text:span><text:span text:style-name="T9">action </text:span>... <text:span text:style-name="T8">/&gt;</text:span> ...<text:tab/><text:tab/><text:tab/>(9)<text:tab/>// new in v2.0.1</text:p>
      <text:p text:style-name="Código"><text:span text:style-name="T16">&lt;/</text:span><text:span text:style-name="T17">reference-view</text:span><text:span text:style-name="T16">&gt;</text:span></text:p>
      <text:list text:style-name="L31">
        <text:list-item>
          <text:p text:style-name="P52"><text:span text:style-name="Código">reference</text:span> (required): Name of the reference to refine its presentation.</text:p>
        </text:list-item>
        <text:list-item>
          <text:p text:style-name="P52"><text:span text:style-name="Código">view</text:span> (optional): If you omit this attribute, then the default view of the referenced object is used. With this attribute you can indicate that it uses another view.</text:p>
        </text:list-item>
        <text:list-item>
          <text:p text:style-name="P52"><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2"><text:span text:style-name="Código">frame</text:span> (optional): If the reference is displayed inside a frame. The default value is <text:span text:style-name="Código">true</text:span>.</text:p>
        </text:list-item>
        <text:list-item>
          <text:p text:style-name="P52"><text:span text:style-name="Código">create</text:span> (optional): If the final user can create new objects of the referenced type from here. The default value is <text:span text:style-name="Código">true</text:span>.</text:p>
        </text:list-item>
        <text:list-item>
          <text:p text:style-name="P52"><text:span text:style-name="Código">search</text:span> (optional): If the user will have a link to make searches with a list, filters, etc. The default value is <text:span text:style-name="Código">true</text:span>.</text:p>
        </text:list-item>
        <text:list-item>
          <text:p text:style-name="P52"><text:span text:style-name="Código">search-action</text:span> (one, optional): Allows you to specify your own action for searching.</text:p>
        </text:list-item>
        <text:list-item>
          <text:p text:style-name="P52"><text:span text:style-name="Código">descriptions-list</text:span>: Display the data as a list of descriptions, typically as a combo. Useful when there are few elements of the referenced object.</text:p>
        </text:list-item>
        <text:list-item>
          <text:p text:style-name="P52"><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6">&lt;/</text:span><text:span text:style-name="T17">entity</text:span><text:span text:style-name="T16">&gt;</text:span></text:p>
      <text:p text:style-name="Text_20_body">The user interface will look like this:</text:p>
      <text:p text:style-name="Text_20_body"><draw:frame draw:style-name="fr1" draw:name="Imagen15" text:anchor-type="paragraph" svg:x="-0.086cm" svg:y="0.385cm" svg:width="17.036cm" svg:height="3.159cm" draw:z-index="6"><draw:image xlink:href="Pictures/100000000000025A0000007866105DBF.jpg" xlink:type="simple" xlink:show="embed" xlink:actuate="onLoad"/></draw:frame></text:p>
      <text:h text:style-name="Heading_20_3" text:outline-level="3">Choose view</text:h>
      <text:p text:style-name="Text_20_body">The most simple customization is to specify the view of the referenced object that you want to use:</text:p>
      <text:p text:style-name="P34"><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6">&lt;/</text:span><text:span text:style-name="T17">component</text:span><text:span text:style-name="T16">&gt;</text:span></text:p>
      <text:p text:style-name="Text_20_body">Thus, instead of using the default view of <text:span text:style-name="Código">Invoice</text:span> (that shows all invoice data) OpenXava will use the next one:</text:p>
      <text:h text:style-name="Heading_20_3" text:outline-level="3"><draw:frame draw:style-name="fr1" draw:name="Imagen17" text:anchor-type="paragraph" svg:x="0.026cm" svg:y="0.093cm" svg:width="16.999cm" svg:height="1.916cm" draw:z-index="7"><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6">&lt;/</text:span><text:span text:style-name="T17">members</text:span><text:span text:style-name="T16">&gt;</text:span><text:span text:style-name="T21"><text:tab/><text:tab/></text:span></text:p>
      <text:p text:style-name="P53"><text:tab/><text:tab/><text:tab/><text:tab/><text:tab/></text:p>
      <text:p text:style-name="Text_20_body">And the result:</text:p>
      <text:p text:style-name="Text_20_body"><draw:frame draw:style-name="fr1" draw:name="Imagen19" text:anchor-type="paragraph" svg:x="0.501cm" svg:y="0cm" svg:width="12.024cm" svg:height="3.507cm" draw:z-index="8"><draw:image xlink:href="Pictures/1000000000000189000000743748DD96.jpg" xlink:type="simple" xlink:show="embed" xlink:actuate="onLoad"/></draw:frame></text:p>
      <text:h text:style-name="Heading_20_3" text:outline-level="3">Custom search action</text:h>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6">&lt;/</text:span><text:span text:style-name="T17">reference-view</text:span><text:span text:style-name="T16">&gt;</text:span><text:span text:style-name="T21"><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2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2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p>
      <text:p text:style-name="Código"><text:span text:style-name="T12"><text:tab/><text:tab/></text:span><text:span text:style-name="T10">image</text:span><text:span text:style-name="T11">=</text:span><text:span text:style-name="T12">"images/new.gif"</text:span></text:p>
      <text:p text:style-name="Código"><text:span text:style-name="T12"><text:tab/><text:tab/></text:span><text:span text:style-name="T10">keystroke</text:span><text:span text:style-name="T11">=</text:span><text:span text:style-name="T12">"F2"</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16">&lt;/</text:span><text:span text:style-name="T17">controller</text:span><text:span text:style-name="T16">&gt;</text:span></text:p>
      <text:p text:style-name="Text_20_body">In this case when the user clicks on the 'create' link, the user is directed to the default view of <text:span text:style-name="Código">Warehouse2</text:span> and the actions in <text:span text:style-name="Código">Warehouse2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Descriptions list (combos)</text:h>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4">/&gt;</text:p>
      <text:list text:style-name="L32">
        <text:list-item>
          <text:p text:style-name="P55"><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5"><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5"><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5"><text:span text:style-name="Código">condition</text:span> (optional): Allows to specify a condition (with SQL style) to filter the values that are shown in the description list.</text:p>
        </text:list-item>
        <text:list-item>
          <text:p text:style-name="P55"><text:span text:style-name="Código">order-by-key</text:span> (optional): By default the data is ordered by description, but if you set this property to <text:span text:style-name="Código">true</text:span> it will be ordered by key.</text:p>
        </text:list-item>
        <text:list-item>
          <text:p text:style-name="P55"><text:span text:style-name="Código">order</text:span> (optional): Allows to specify an order (with SQL style) for the values that are shown in the description list.</text:p>
        </text:list-item>
        <text:list-item>
          <text:p text:style-name="P55"><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6">&lt;/</text:span><text:span text:style-name="T17">reference-view</text:span><text:span text:style-name="T16">&gt;</text:span></text:p>
      <text:p text:style-name="Text_20_body">That displays a reference to warehouse in this way:</text:p>
      <text:p text:style-name="Text_20_body"><draw:frame draw:style-name="fr1" draw:name="Imagen21" text:anchor-type="paragraph" svg:x="0.404cm" svg:y="0.053cm" svg:width="9.484cm" svg:height="9.583cm" draw:z-index="9"><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6">&lt;/</text:span><text:span text:style-name="T17">reference-view</text:span><text:span text:style-name="T16">&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6">&lt;/</text:span><text:span text:style-name="T17">reference-view</text:span><text:span text:style-name="T16">&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7"><text:span text:style-name="T10"><text:tab/>as-aggregate</text:span>=<text:span text:style-name="T12">"true|false"<text:tab/> <text:tab/> </text:span>(6) new in v2.0.2</text:p>
      <text:p text:style-name="P28">&gt;</text:p>
      <text:p text:style-name="Código"><text:span text:style-name="T8"><text:tab/>&lt;</text:span><text:span text:style-name="T9">list-properties </text:span><text:span text:style-name="T11">... </text:span><text:span text:style-name="T8">/&gt;</text:span><text:span text:style-name="T11"><text:tab/><text:tab/> (7)</text:span></text:p>
      <text:p text:style-name="Código"><text:span text:style-name="T11"><text:tab/></text:span><text:span text:style-name="T8">&lt;</text:span><text:span text:style-name="T9">edit-action </text:span><text:span text:style-name="T11">... </text:span><text:span text:style-name="T8">/&gt;</text:span><text:span text:style-name="T11"><text:tab/><text:tab/><text:tab/> (8)</text:span></text:p>
      <text:p text:style-name="Código"><text:span text:style-name="T11"><text:tab/></text:span><text:span text:style-name="T8">&lt;</text:span><text:span text:style-name="T9">view-action </text:span><text:span text:style-name="T11">... </text:span><text:span text:style-name="T8">/&gt;</text:span><text:span text:style-name="T11"><text:tab/><text:tab/><text:tab/> (9) </text:span></text:p>
      <text:p text:style-name="P27"><text:tab/><text:span text:style-name="T8">&lt;new</text:span><text:span text:style-name="T9">-action </text:span>... <text:span text:style-name="T8">/&gt;</text:span><text:tab/><text:tab/><text:tab/>(10) new in v2.0.2</text:p>
      <text:p text:style-name="P27"><text:tab/><text:span text:style-name="T8">&lt;save</text:span><text:span text:style-name="T9">-action </text:span>... <text:span text:style-name="T8">/&gt;</text:span><text:tab/><text:tab/><text:tab/>(11) new in v2.0.2</text:p>
      <text:p text:style-name="P27"><text:tab/><text:span text:style-name="T8">&lt;hide-detail-</text:span><text:span text:style-name="T9">action </text:span>... <text:span text:style-name="T8">/&gt;</text:span><text:tab/>(12) new in v2.0.2</text:p>
      <text:p text:style-name="P27"><text:span text:style-name="T8"><text:tab/>&lt;remove</text:span><text:span text:style-name="T9">-action </text:span>... <text:span text:style-name="T8">/&gt;</text:span><text:tab/><text:tab/>(13) new in v2.0.2</text:p>
      <text:p text:style-name="Código"><text:span text:style-name="T11"><text:tab/></text:span><text:span text:style-name="T8">&lt;</text:span><text:span text:style-name="T9">list-action </text:span><text:span text:style-name="T11">... </text:span><text:span text:style-name="T8">/&gt;</text:span><text:span text:style-name="T11"> ...<text:tab/><text:tab/>(14)</text:span></text:p>
      <text:p text:style-name="Código"><text:span text:style-name="T11"><text:tab/></text:span><text:span text:style-name="T8">&lt;</text:span><text:span text:style-name="T9">detail-action </text:span><text:span text:style-name="T11">... </text:span><text:span text:style-name="T8">/&gt;</text:span><text:span text:style-name="T11"> ...<text:tab/><text:tab/>(15)</text:span></text:p>
      <text:p text:style-name="Código"><text:span text:style-name="T16">&lt;/</text:span><text:span text:style-name="T17">collection-view</text:span><text:span text:style-name="T16">&gt;</text:span></text:p>
      <text:list text:style-name="L33">
        <text:list-item>
          <text:p text:style-name="P56"><text:span text:style-name="Código">collection</text:span> (required): The look of the collection with this name will be customized.</text:p>
        </text:list-item>
        <text:list-item>
          <text:p text:style-name="P56"><text:span text:style-name="Código">view</text:span> (optional): The view of the referenced object (each collection element) which is used to display the detail. By default the default view is used.</text:p>
        </text:list-item>
        <text:list-item>
          <text:p text:style-name="P56"><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56"><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56"><text:span text:style-name="Código">create-reference</text:span> (optional): By default <text:span text:style-name="Código">true</text:span>, if you set it to <text:span text:style-name="Código">false</text:span> then the final doesn't get the link to create new objects of the referenced object type. This only applies in the case of an entity references collection.</text:p>
        </text:list-item>
        <text:list-item>
          <text:p text:style-name="P56"><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56"><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56"><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56"><text:span text:style-name="Código">view-action</text:span> (one, optional): Allows you to define your custom action to view a collection element. This is the action showed in each row, if the collection is read only.</text:p>
        </text:list-item>
        <text:list-item>
          <text:p text:style-name="P56"><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56"><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56"><text:span text:style-name="Código">hide-detail-action</text:span> (one, optional): <text:span text:style-name="T1">(new in v2.0.2)</text:span> Allows you to define your custom action to hide the detail view. This is the action executed on click in 'Close' link.</text:p>
        </text:list-item>
        <text:list-item>
          <text:p text:style-name="P56"><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56"><text:span text:style-name="Código">list-action</text:span> (several, optional): To add actions in list mode; usually actions which scope is the entire collection.</text:p>
        </text:list-item>
        <text:list-item>
          <text:p text:style-name="P56"><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6">&lt;/</text:span><text:span text:style-name="T17">collection-view</text:span><text:span text:style-name="T16">&gt;</text:span></text:p>
      <text:p text:style-name="Text_20_body">And the collection is displayed:</text:p>
      <text:p text:style-name="Text_20_body"><draw:frame draw:style-name="fr1" draw:name="Imagen23" text:anchor-type="paragraph" svg:x="0.672cm" svg:y="0.049cm" svg:width="10.679cm" svg:height="3.297cm" draw:z-index="10"><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4"><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6"><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6">&lt;/</text:span><text:span text:style-name="T17">collection-view</text:span><text:span text:style-name="T16">&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6">&lt;/</text:span><text:span text:style-name="T17">collection-view</text:span><text:span text:style-name="T16">&gt;</text:span></text:p>
      <text:p text:style-name="Text_20_body">Now a new link is shown to user:</text:p>
      <text:p text:style-name="Text_20_body"><draw:frame draw:style-name="fr1" draw:name="Imagen25" text:anchor-type="paragraph" svg:x="0.554cm" svg:y="0cm" svg:width="6.689cm" svg:height="3.582cm" draw:z-index="11"><draw:image xlink:href="Pictures/10000000000001040000008DB8F7A55A.jpg" xlink:type="simple" xlink:show="embed" xlink:actuate="onLoad"/></draw:frame>And also you see that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6">&lt;/</text:span><text:span text:style-name="T17">controller</text:span><text:span text:style-name="T16">&gt;</text:span><text:span text:style-name="T21"><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6">&lt;/</text:span><text:span text:style-name="T17">collection-view</text:span><text:span text:style-name="T16">&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7"><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6">&lt;/</text:span><text:span text:style-name="T17">controller</text:span><text:span text:style-name="T16">&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h text:style-name="Heading_20_3" text:outline-level="3">Refining collection view default behavior <text:span text:style-name="T1">(new in v2.0.2)</text:span></text:h>
      <text:p text:style-name="Text_20_body">Using <text:span text:style-name="Código">&lt;new-action/&gt;</text:span>, <text:span text:style-name="Código">&lt;save-action/&gt;</text:span>, <text:span text:style-name="Código">&lt;hide-detail-action/&gt;</text:span> and <text:span text:style-name="Código">&lt;remove-action/&gt;</text:span> 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6">&lt;/</text:span><text:span text:style-name="T17">view</text:span><text:span text:style-name="T16">&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h text:style-name="Heading_20_2" text:outline-level="2">Editors configuration</text:h>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6">&lt;/</text:span><text:span text:style-name="T17">editors</text:span><text:span text:style-name="T16">&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28">&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6">&lt;/</text:span><text:span text:style-name="T17">editor</text:span><text:span text:style-name="T16">&gt;</text:span></text:p>
      <text:list text:style-name="L34">
        <text:list-item>
          <text:p text:style-name="P57"><text:span text:style-name="Código">url</text:span> (required): URL of JSP fragment that implements editor.</text:p>
        </text:list-item>
        <text:list-item>
          <text:p text:style-name="P57"><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57"><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57"><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57"><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57"><text:span text:style-name="Código">property</text:span> (several, optional): Set values in the editor; this way you can configure your editor and use it several times in different cases.</text:p>
        </text:list-item>
        <text:list-item>
          <text:p text:style-name="P57"><text:span text:style-name="Código">formatter</text:span> (one, optional): Java class to define the conversion from Java to HTML and from HTML to Java.</text:p>
        </text:list-item>
        <text:list-item>
          <text:p text:style-name="P57"><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6">&lt;/</text:span><text:span text:style-name="T17">editor</text:span><text:span text:style-name="T16">&gt;</text:span></text:p>
      <text:p text:style-name="Text_20_body">Here a group of basic types is assigned to the editor <text:span text:style-name="Archivo_2f_Directorio">textEditor.jsp</text:span>. The JSP code of this editor is:</text:p>
      <text:p text:style-name="Código"><text:span text:style-name="T24">&lt;%@</text:span><text:span text:style-name="T11"> </text:span><text:span text:style-name="T25">page</text:span><text:span text:style-name="T11"> </text:span><text:span text:style-name="T25">import</text:span><text:span text:style-name="T11">=</text:span><text:span text:style-name="T12">"org.openxava.model.meta.MetaProperty"</text:span><text:span text:style-name="T11"> </text:span><text:span text:style-name="T24">%&gt;</text:span></text:p>
      <text:p text:style-name="Código"/>
      <text:p text:style-name="Código">&lt;%</text:p>
      <text:p text:style-name="Código"><text:span text:style-name="T11">String propertyKey = </text:span><text:span text:style-name="T25">request</text:span><text:span text:style-name="T11">.getParameter(</text:span><text:span text:style-name="T12">"propertyKey"</text:span><text:span text:style-name="T11">);<text:tab/><text:tab/><text:tab/><text:tab/>// </text:span><text:span text:style-name="T26">(1)</text:span></text:p>
      <text:p text:style-name="Código"><text:span text:style-name="T11">MetaProperty p = (MetaProperty) </text:span><text:span text:style-name="T25">request</text:span><text:span text:style-name="T11">.getAttribute(propertyKey);<text:tab/><text:tab/>// </text:span><text:span text:style-name="T26">(2)</text:span></text:p>
      <text:p text:style-name="Código"><text:span text:style-name="T11">String fvalue = (String) </text:span><text:span text:style-name="T25">request</text:span><text:span text:style-name="T11">.getAttribute(propertyKey + </text:span><text:span text:style-name="T12">".fvalue"</text:span><text:span text:style-name="T11">);<text:tab/>// </text:span><text:span text:style-name="T26">(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6">(4)</text:span></text:p>
      <text:p text:style-name="Código"><text:span text:style-name="T25">boolean</text:span><text:span text:style-name="T11"> editable=</text:span><text:span text:style-name="T12">"true"</text:span><text:span text:style-name="T11">.equals(</text:span><text:span text:style-name="T25">request</text:span><text:span text:style-name="T11">.getParameter(</text:span><text:span text:style-name="T12">"editable"</text:span><text:span text:style-name="T11">));<text:tab/><text:tab/>// </text:span><text:span text:style-name="T26">(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6">(5)</text:span></text:p>
      <text:p text:style-name="Código"><text:span text:style-name="T11">String script = </text:span><text:span text:style-name="T25">request</text:span><text:span text:style-name="T11">.getParameter(</text:span><text:span text:style-name="T12">"script"</text:span><text:span text:style-name="T11">);<text:tab/><text:tab/><text:tab/><text:tab/><text:tab/>// </text:span><text:span text:style-name="T26">(6)</text:span></text:p>
      <text:p text:style-name="Código"><text:span text:style-name="T25">boolean</text:span><text:span text:style-name="T11"> label = org.openxava.util.XavaPreferences.getInstance().isReadOnlyAsLabel();</text:span></text:p>
      <text:p text:style-name="Código"><text:span text:style-name="T25">if</text:span><text:span text:style-name="T11"> (editable || !label) {<text:tab/><text:tab/><text:tab/><text:tab/><text:tab/><text:tab/><text:tab/><text:tab/>// </text:span><text:span text:style-name="T26">(5)</text:span></text:p>
      <text:p text:style-name="Código">%&gt;</text:p>
      <text:p text:style-name="Código"><text:span text:style-name="T11">&lt;input name="</text:span><text:span text:style-name="T24">&lt;%=</text:span><text:span text:style-name="T11">propertyKey</text:span><text:span text:style-name="T24">%&gt;</text:span><text:span text:style-name="T11">" class=editor<text:tab/><text:tab/><text:tab/><text:tab/><text:tab/>&lt;!-- </text:span><text:span text:style-name="T26">(1)</text:span><text:span text:style-name="T11"> --&gt;</text:span></text:p>
      <text:p text:style-name="Código"><text:tab/>type="text" </text:p>
      <text:p text:style-name="Código"><text:span text:style-name="T11"><text:tab/>title="</text:span><text:span text:style-name="T24">&lt;%=</text:span><text:span text:style-name="T11">p.getDescription(</text:span><text:span text:style-name="T25">request</text:span><text:span text:style-name="T11">)</text:span><text:span text:style-name="T24">%&gt;</text:span><text:span text:style-name="T11">"</text:span></text:p>
      <text:p text:style-name="Código"><text:span text:style-name="T11"><text:tab/>align='</text:span><text:span text:style-name="T24">&lt;%=</text:span><text:span text:style-name="T11">align</text:span><text:span text:style-name="T24">%&gt;</text:span><text:span text:style-name="T11">'<text:tab/><text:tab/><text:tab/><text:tab/><text:tab/><text:tab/><text:tab/><text:tab/>&lt;!-- </text:span><text:span text:style-name="T26">(4)</text:span><text:span text:style-name="T11"> --&gt;</text:span></text:p>
      <text:p text:style-name="Código"><text:span text:style-name="T11"><text:tab/>maxlength="</text:span><text:span text:style-name="T24">&lt;%=</text:span><text:span text:style-name="T11">p.getSize()</text:span><text:span text:style-name="T24">%&gt;</text:span><text:span text:style-name="T11">" </text:span></text:p>
      <text:p text:style-name="Código"><text:span text:style-name="T11"><text:tab/>size="</text:span><text:span text:style-name="T24">&lt;%=</text:span><text:span text:style-name="T11">p.getSize()</text:span><text:span text:style-name="T24">%&gt;</text:span><text:span text:style-name="T11">" </text:span></text:p>
      <text:p text:style-name="Código"><text:span text:style-name="T11"><text:tab/>value="</text:span><text:span text:style-name="T24">&lt;%=</text:span><text:span text:style-name="T11">fvalue</text:span><text:span text:style-name="T24">%&gt;</text:span><text:span text:style-name="T11">"<text:tab/><text:tab/><text:tab/><text:tab/><text:tab/><text:tab/><text:tab/><text:tab/>&lt;!-- </text:span><text:span text:style-name="T26">(3)</text:span><text:span text:style-name="T11"> --&gt;</text:span></text:p>
      <text:p text:style-name="Código"><text:span text:style-name="T11"><text:tab/></text:span><text:span text:style-name="T24">&lt;%=</text:span><text:span text:style-name="T11">disabled</text:span><text:span text:style-name="T24">%&gt;<text:tab/><text:tab/><text:tab/><text:tab/><text:tab/><text:tab/><text:tab/><text:tab/></text:span><text:span text:style-name="T11">&lt;!-- </text:span><text:span text:style-name="T26">(5)</text:span><text:span text:style-name="T11"> --&gt;</text:span></text:p>
      <text:p text:style-name="Código"><text:span text:style-name="T11"><text:tab/></text:span><text:span text:style-name="T24">&lt;%=</text:span><text:span text:style-name="T11">script</text:span><text:span text:style-name="T24">%&gt;<text:tab/><text:tab/><text:tab/><text:tab/><text:tab/><text:tab/><text:tab/><text:tab/><text:tab/></text:span><text:span text:style-name="T11">&lt;!-- </text:span><text:span text:style-name="T26">(6)</text:span><text:span text:style-name="T11"> --&gt;</text:span><text:span text:style-name="T24"><text:tab/><text:tab/><text:tab/></text:span></text:p>
      <text:p text:style-name="Código"><text:tab/>/&gt;</text:p>
      <text:p text:style-name="Código">&lt;%</text:p>
      <text:p text:style-name="Código"><text:span text:style-name="T11">} </text:span><text:span text:style-name="T25">else</text:span><text:span text:style-name="T11"> {</text:span></text:p>
      <text:p text:style-name="Código">%&gt;</text:p>
      <text:p text:style-name="Código"><text:span text:style-name="T24">&lt;%=</text:span><text:span text:style-name="T11">fvalue</text:span><text:span text:style-name="T24">%&gt;</text:span><text:span text:style-name="T11">&amp;nbsp;<text:tab/></text:span></text:p>
      <text:p text:style-name="Código">&lt;%</text:p>
      <text:p text:style-name="Código">}</text:p>
      <text:p text:style-name="Código">%&gt;</text:p>
      <text:p text:style-name="Código"><text:span text:style-name="T24">&lt;%</text:span><text:span text:style-name="T11"> </text:span><text:span text:style-name="T25">if</text:span><text:span text:style-name="T11"> (!editable) { </text:span><text:span text:style-name="T24">%&gt;</text:span></text:p>
      <text:p text:style-name="Código"><text:span text:style-name="T11"><text:tab/>&lt;input type="hidden" name="</text:span><text:span text:style-name="T24">&lt;%=</text:span><text:span text:style-name="T11">propertyKey</text:span><text:span text:style-name="T24">%&gt;</text:span><text:span text:style-name="T11">" value="</text:span><text:span text:style-name="T24">&lt;%=</text:span><text:span text:style-name="T11">fvalue</text:span><text:span text:style-name="T24">%&gt;</text:span><text:span text:style-name="T11">"&gt;</text:span></text:p>
      <text:p text:style-name="Código"><text:span text:style-name="T24">&lt;%</text:span><text:span text:style-name="T11"> } </text:span><text:span text:style-name="T24">%&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6">&lt;/</text:span><text:span text:style-name="T17">editor</text:span><text:span text:style-name="T16">&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27">&lt;%@ </text:span><text:span text:style-name="T9">page </text:span><text:span text:style-name="T10">import</text:span><text:span text:style-name="T11">=</text:span><text:span text:style-name="T12">"java.util.Collection" </text:span><text:span text:style-name="T27">%&gt;</text:span></text:p>
      <text:p text:style-name="Código"><text:span text:style-name="T27">&lt;%@ </text:span><text:span text:style-name="T9">page </text:span><text:span text:style-name="T10">import</text:span><text:span text:style-name="T11">=</text:span><text:span text:style-name="T12">"java.util.Collections" </text:span><text:span text:style-name="T27">%&gt;</text:span></text:p>
      <text:p text:style-name="Código"><text:span text:style-name="T27">&lt;%@ </text:span><text:span text:style-name="T9">page </text:span><text:span text:style-name="T10">import</text:span><text:span text:style-name="T11">=</text:span><text:span text:style-name="T12">"java.util.Arrays" </text:span><text:span text:style-name="T27">%&gt;</text:span></text:p>
      <text:p text:style-name="Código"><text:span text:style-name="T27">&lt;%@ </text:span><text:span text:style-name="T9">page </text:span><text:span text:style-name="T10">import</text:span><text:span text:style-name="T11">=</text:span><text:span text:style-name="T12">"org.openxava.util.Labels" </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6">(1)</text:span></text:p>
      <text:p text:style-name="Código"><text:span text:style-name="T25">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5">boolean</text:span><text:span text:style-name="T11"> label = org.openxava.util.XavaPreferences.getInstance().isReadOnlyAsLabel();</text:span></text:p>
      <text:p text:style-name="Código"><text:span text:style-name="T25">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5">int</text:span><text:span text:style-name="T11"> regionsCount = sregionsCount == </text:span><text:span text:style-name="T25">null</text:span><text:span text:style-name="T11">?5:Integer.parseInt(sregionsCount);</text:span></text:p>
      <text:p text:style-name="Código"><text:span text:style-name="T11"><text:tab/>Collection regions = fvalues==</text:span><text:span text:style-name="T25">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27">&lt;%=</text:span><text:span text:style-name="T11">propertyKey</text:span><text:span text:style-name="T27">%&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27">&lt;%=</text:span><text:span text:style-name="T11">style.getEditor()</text:span><text:span text:style-name="T27">%&gt;</text:span><text:span text:style-name="T11"> </text:span></text:p>
      <text:p text:style-name="Código"><text:span text:style-name="T11"><text:tab/></text:span><text:span text:style-name="T27">&lt;%=</text:span><text:span text:style-name="T11">disabled</text:span><text:span text:style-name="T27">%&gt;</text:span></text:p>
      <text:p text:style-name="Código"><text:span text:style-name="T11"><text:tab/></text:span><text:span text:style-name="T27">&lt;%=</text:span><text:span text:style-name="T11">script</text:span><text:span text:style-name="T27">%&gt;</text:span><text:span text:style-name="T8">&gt;</text:span></text:p>
      <text:p text:style-name="Código"><text:span text:style-name="T11"><text:tab/></text:span><text:span text:style-name="T27">&lt;%</text:span></text:p>
      <text:p text:style-name="Código"><text:span text:style-name="T11"><text:tab/></text:span><text:span text:style-name="T25">for</text:span><text:span text:style-name="T11"> (</text:span><text:span text:style-name="T25">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27">%&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27">&lt;%=</text:span><text:span text:style-name="T11">i</text:span><text:span text:style-name="T27">%&gt;</text:span>"<text:span text:style-name="T11"> </text:span><text:span text:style-name="T27">&lt;%=</text:span><text:span text:style-name="T11">selected</text:span><text:span text:style-name="T27">%&gt;</text:span><text:span text:style-name="T8">&gt;</text:span></text:p>
      <text:p text:style-name="Código"><text:span text:style-name="T8"><text:tab/><text:tab/></text:span><text:span text:style-name="T27">&lt;%=</text:span><text:span text:style-name="T11">Labels.get(</text:span><text:span text:style-name="T12">"regions."</text:span><text:span text:style-name="T11"> + i, request.getLocale())</text:span><text:span text:style-name="T27">%&gt;</text:span></text:p>
      <text:p text:style-name="Código"><text:span text:style-name="T27"><text:tab/></text:span><text:span text:style-name="T8">&lt;/</text:span><text:span text:style-name="T9">option</text:span><text:span text:style-name="T8">&gt;</text:span></text:p>
      <text:p text:style-name="Código"><text:span text:style-name="T11"><text:tab/></text:span><text:span text:style-name="T27">&lt;%</text:span></text:p>
      <text:p text:style-name="Código"><text:tab/>}</text:p>
      <text:p text:style-name="Código"><text:span text:style-name="T11"><text:tab/></text:span><text:span text:style-name="T27">%&gt;</text:span></text:p>
      <text:p text:style-name="Código"><text:span text:style-name="T8">&lt;/</text:span><text:span text:style-name="T9">select</text:span><text:span text:style-name="T8">&gt;</text:span></text:p>
      <text:p text:style-name="Código">&lt;%</text:p>
      <text:p text:style-name="Código">}</text:p>
      <text:p text:style-name="Código"><text:span text:style-name="T25">else</text:span><text:span text:style-name="T11"> {</text:span></text:p>
      <text:p text:style-name="Código"><text:span text:style-name="T11"><text:tab/></text:span><text:span text:style-name="T25">for</text:span><text:span text:style-name="T11"> (</text:span><text:span text:style-name="T25">int</text:span><text:span text:style-name="T11"> i=0; i&lt;fvalues.length; i++) {</text:span></text:p>
      <text:p text:style-name="Código">%&gt;</text:p>
      <text:p text:style-name="Código"><text:span text:style-name="T27">&lt;%=</text:span><text:span text:style-name="T11">Labels.get(</text:span><text:span text:style-name="T12">"regions."</text:span><text:span text:style-name="T11"> + fvalues[i], request.getLocale())</text:span><text:span text:style-name="T27">%&gt;</text:span></text:p>
      <text:p text:style-name="Código">&lt;%</text:p>
      <text:p text:style-name="Código"><text:tab/>}</text:p>
      <text:p text:style-name="Código">}</text:p>
      <text:p text:style-name="Código">%&gt;</text:p>
      <text:p text:style-name="Código"/>
      <text:p text:style-name="Código"><text:span text:style-name="T27">&lt;%</text:span><text:span text:style-name="T11"> </text:span></text:p>
      <text:p text:style-name="Código"><text:span text:style-name="T25">if</text:span><text:span text:style-name="T11"> (!editable) { </text:span></text:p>
      <text:p text:style-name="Código"><text:span text:style-name="T11"><text:tab/></text:span><text:span text:style-name="T25">for</text:span><text:span text:style-name="T11"> (</text:span><text:span text:style-name="T25">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27">&lt;%=</text:span><text:span text:style-name="T11">propertyKey</text:span><text:span text:style-name="T27">%&gt;</text:span>"<text:span text:style-name="T11"> </text:span><text:span text:style-name="T10">value</text:span><text:span text:style-name="T11">=</text:span>"<text:span text:style-name="T27">&lt;%=</text:span><text:span text:style-name="T11">fvalues[i]</text:span><text:span text:style-name="T27">%&gt;</text:span>"<text:span text:style-name="T8">&gt;</text:span><text:span text:style-name="T11"><text:tab/><text:tab/></text:span></text:p>
      <text:p text:style-name="Código">&lt;%</text:p>
      <text:p text:style-name="Código"><text:tab/>}</text:p>
      <text:p text:style-name="Código">} </text:p>
      <text:p text:style-name="Código"><text:span text:style-name="T27">%&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6">&lt;/</text:span><text:span text:style-name="T17">entity</text:span><text:span text:style-name="T16">&gt;</text:span><text:span text:style-name="T21">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0">&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0">&lt;!--</text:span> <text:s/></text:p>
      <text:p text:style-name="Código"><text:span text:style-name="T20">&lt;editor url="descriptionsEditor.jsp" depends-properties="familyNumber"&gt;</text:span><text:tab/>(13)</text:p>
      <text:p text:style-name="Código"><text:span text:style-name="T20">--&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0">&lt;!--</text:span></text:p>
      <text:p text:style-name="Código"><text:span text:style-name="T20"><text:tab/>&lt;property name="parameterValuesProperties" value="familyNumber"/&gt;</text:span><text:tab/><text:tab/> (9)</text:p>
      <text:p text:style-name="Código"><text:span text:style-name="T20"><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6">&lt;/</text:span><text:span text:style-name="T17">editor</text:span><text:span text:style-name="T16">&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5">
        <text:list-item>
          <text:p text:style-name="P58"><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58"><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58"><text:span text:style-name="Código">descriptionProperty</text:span> or <text:span text:style-name="Código">descriptionProperties</text:span>: Property or list of properties to show in combo.</text:p>
        </text:list-item>
        <text:list-item>
          <text:p text:style-name="P58"><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58"><text:span text:style-name="Código">readOnlyAsLabel</text:span>: When it is read only, then it is rendered as label. The default is <text:span text:style-name="Código">false</text:span>.</text:p>
        </text:list-item>
        <text:list-item>
          <text:p text:style-name="P58"><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58"><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58"><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58"><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h text:style-name="Heading_20_2" text:outline-level="2">View without model</text:h>
      <text:p text:style-name="Text_20_body">In OpenXava it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0" text:outline-level="1"><draw:frame draw:style-name="fr2" draw:name="Imagen5" text:anchor-type="paragraph" svg:width="16.999cm" svg:height="2.875cm" draw:z-index="24"><draw:image xlink:href="Pictures/10000000000002B9000000766127311E.jpg" xlink:type="simple" xlink:show="embed" xlink:actuate="onLoad"/></draw:frame>Tabular data</text:h>
      <text:p text:style-name="Text_20_body">Tabular data is data that is displayed in table format. If you create a conventional OpenXava module, then the user can manage the component data with a list like this:</text:p>
      <text:p text:style-name="Text_20_body"><draw:frame draw:style-name="fr2" draw:name="Imagen27" text:anchor-type="paragraph" svg:width="16.999cm" svg:height="7.243cm" draw:z-index="12"><draw:image xlink:href="Pictures/10000000000003530000016FFEC92FE8.jpg" xlink:type="simple" xlink:show="embed" xlink:actuate="onLoad"/></draw:frame></text:p>
      <text:p text:style-name="Text_20_body">This list allows user to:</text:p>
      <text:list text:style-name="L36">
        <text:list-item>
          <text:p text:style-name="P59">Filter by any columns or a combination of them.</text:p>
        </text:list-item>
        <text:list-item>
          <text:p text:style-name="P59">Order by any column with a single click.</text:p>
        </text:list-item>
        <text:list-item>
          <text:p text:style-name="P59">Display data by pages, and therefore the user can work efficiently with millions of records.</text:p>
        </text:list-item>
        <text:list-item>
          <text:p text:style-name="P59">Customize the list: add, remove and change the column order (with the little pencil in the left top corner). This customizations are remembered by user.</text:p>
        </text:list-item>
        <text:list-item>
          <text:p text:style-name="P59">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28">&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7">
        <text:list-item>
          <text:p text:style-name="P60"><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0"><text:span text:style-name="Código">filter</text:span> (one, optional): Allows to define programmatically some logic to apply to the values entered by user when he filters the list data.</text:p>
        </text:list-item>
        <text:list-item>
          <text:p text:style-name="P60"><text:span text:style-name="Código">row-style</text:span> (several, optional): A simple way to specify a different visual style for some rows. Normally to emphasize rows that fulfill certain condition.</text:p>
        </text:list-item>
        <text:list-item>
          <text:p text:style-name="P60"><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0"><text:span text:style-name="Código">base-condition</text:span> (one, optional): Condition to be fulfilled by the displayed data. It's added to the user condition if needed.</text:p>
        </text:list-item>
        <text:list-item>
          <text:p text:style-name="P60"><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6">&lt;/</text:span><text:span text:style-name="T17">tab</text:span><text:span text:style-name="T16">&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3"><draw:image xlink:href="Pictures/100000000000034D000000B2D86CC44E.jpg" xlink:type="simple" xlink:show="embed" xlink:actuate="onLoad"/></draw:frame><text:tab/></text:p>
      <text:h text:style-name="Heading_20_2" text:outline-level="2">Filters and base condition</text:h>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1"><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4"><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h text:style-name="Heading_20_2" text:outline-level="2">Pure SQL select</text:h>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1"><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6">&lt;/</text:span><text:span text:style-name="T17">tab</text:span><text:span text:style-name="T16">&gt;</text:span></text:p>
      <text:p text:style-name="Text_20_body">This specified the initial order and the user can choose any other order by clicking in the heading of a column.</text:p>
      <text:h text:style-name="P10" text:outline-level="1"><draw:frame draw:style-name="fr2" draw:name="Imagen7" text:anchor-type="paragraph" svg:width="16.999cm" svg:height="2.875cm" draw:z-index="25"><draw:image xlink:href="Pictures/10000000000002B9000000767FDAA845.jpg" xlink:type="simple" xlink:show="embed" xlink:actuate="onLoad"/></draw:frame>Object/relational mapping</text:h>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38">
        <text:list-item>
          <text:p text:style-name="P61">Hibernate 3.1.</text:p>
        </text:list-item>
      </text:list>
      <text:list text:style-name="L39">
        <text:list-item>
          <text:p text:style-name="P62">EntityBeans CMP 2 of JBoss 3.2.x y 4.0.x.</text:p>
        </text:list-item>
        <text:list-item>
          <text:p text:style-name="P62">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h text:style-name="Heading_20_2" text:outline-level="2">Entity mapping</text:h>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6">&lt;/</text:span><text:span text:style-name="T17">entity-mapping</text:span><text:span text:style-name="T16">&gt;</text:span><text:span text:style-name="T21"><text:tab/></text:span></text:p>
      <text:list text:style-name="L40">
        <text:list-item>
          <text:p text:style-name="P63"><text:span text:style-name="Código">table</text:span> (required): Maps this table to the main entity of component.</text:p>
        </text:list-item>
        <text:list-item>
          <text:p text:style-name="P63"><text:span text:style-name="Código">property-mapping</text:span> (several, optional): Maps a property to a column in the database table.</text:p>
        </text:list-item>
        <text:list-item>
          <text:p text:style-name="P63"><text:span text:style-name="Código">reference-mapping</text:span> (several, optional): Maps a reference to one or more columns in the database table.</text:p>
        </text:list-item>
        <text:list-item>
          <text:p text:style-name="P63"><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6">&lt;/</text:span><text:span text:style-name="T17">entity-mapping</text:span><text:span text:style-name="T16">&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6">&lt;/</text:span><text:span text:style-name="T17">property-mapping</text:span><text:span text:style-name="T16">&gt;</text:span></text:p>
      <text:list text:style-name="L41">
        <text:list-item>
          <text:p text:style-name="P64"><text:span text:style-name="Código">property</text:span> (required): Name of a property defined in the model part.</text:p>
        </text:list-item>
        <text:list-item>
          <text:p text:style-name="P64"><text:span text:style-name="Código">column</text:span> (required): Name of a table column.</text:p>
        </text:list-item>
        <text:list-item>
          <text:p text:style-name="P64"><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4"><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6">&lt;/</text:span><text:span text:style-name="T17">property-mapping</text:span><text:span text:style-name="T16">&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6">&lt;/</text:span><text:span text:style-name="T17">entity</text:span><text:span text:style-name="T16">&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6">&lt;/</text:span><text:span text:style-name="T17">property-mapping</text:span><text:span text:style-name="T16">&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h text:style-name="Heading_20_2" text:outline-level="2">Reference mapping</text:h>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28">&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6">&lt;/</text:span><text:span text:style-name="T17">reference-mapping</text:span><text:span text:style-name="T16">&gt;</text:span></text:p>
      <text:list text:style-name="L42">
        <text:list-item>
          <text:p text:style-name="P65"><text:span text:style-name="Código">reference</text:span> (required): The reference to map.</text:p>
        </text:list-item>
        <text:list-item>
          <text:p text:style-name="P65"><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6">&lt;/</text:span><text:span text:style-name="T17">entity</text:span><text:span text:style-name="T16">&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6">&lt;/</text:span><text:span text:style-name="T17">entity-mapping</text:span><text:span text:style-name="T16">&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1"><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6">&lt;/</text:span><text:span text:style-name="T17">reference-mapping</text:span><text:span text:style-name="T16">&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0">&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6">&lt;/</text:span><text:span text:style-name="T17">reference-mapping</text:span><text:span text:style-name="T16">&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28">&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6">&lt;/</text:span><text:span text:style-name="T17">multiple-property-mapping</text:span><text:span text:style-name="T16">&gt;</text:span></text:p>
      <text:list text:style-name="L43">
        <text:list-item>
          <text:p text:style-name="P66"><text:span text:style-name="Código">property</text:span> (required): Name of the property to map.</text:p>
        </text:list-item>
        <text:list-item>
          <text:p text:style-name="P66"><text:span text:style-name="Código">converter</text:span> (one, required): Implements the logic to convert from Java to the database and vice versa. Must implement <text:span text:style-name="Código">IMultipleConverter</text:span>.</text:p>
        </text:list-item>
        <text:list-item>
          <text:p text:style-name="P66"><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6">&lt;/</text:span><text:span text:style-name="T17">multiple-property-mapping</text:span><text:span text:style-name="T16">&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6">&lt;/</text:span><text:span text:style-name="T17">aggregate</text:span><text:span text:style-name="T16">&gt;</text:span><text:span text:style-name="T21"><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6">&lt;/</text:span><text:span text:style-name="T17">entity-mapping</text:span><text:span text:style-name="T16">&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h text:style-name="Heading_20_2" text:outline-level="2">Aggregate used in collection mapping</text:h>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6">&lt;/</text:span><text:span text:style-name="T17">aggregate</text:span><text:span text:style-name="T16">&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6">&lt;/</text:span><text:span text:style-name="T17">aggregate-mapping</text:span><text:span text:style-name="T16">&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een born and has been developed in an environment when it was necessary to work with legacy database without changing its structure. The result is that OpenXava:</text:p>
      <text:list text:style-name="L44">
        <text:list-item>
          <text:p text:style-name="P67">Provides great flexibility when mapping with legacy database.</text:p>
        </text:list-item>
        <text:list-item>
          <text:p text:style-name="P67">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and EJB2 version of an application is very high, the mapping and all automatic controllers are 100% portable, obviously the custom EJB2 or Hibernate code is not so portable.</text:p>
      <text:p text:style-name="Text_20_body"/>
      <text:h text:style-name="P10" text:outline-level="1"><draw:frame draw:style-name="fr2" draw:name="Imagen8" text:anchor-type="paragraph" svg:width="16.999cm" svg:height="2.875cm" draw:z-index="26"><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6">&lt;/</text:span><text:span text:style-name="T17">controllers</text:span><text:span text:style-name="T16">&gt;</text:span></text:p>
      <text:list text:style-name="L45">
        <text:list-item>
          <text:p text:style-name="P68"><text:span text:style-name="Código">env-var</text:span> (several, optional): Variable that contains configuration information. This variable can be accessed from the actions and filters, and its value can be overwritten in each module.</text:p>
        </text:list-item>
        <text:list-item>
          <text:p text:style-name="P68"><text:span text:style-name="Código">object</text:span> (several, optional): Defines Java object with session scope; that is objects that are created for an user and exist during his session.</text:p>
        </text:list-item>
        <text:list-item>
          <text:p text:style-name="P68"><text:span text:style-name="Código">controller</text:span> (several, required): A controller is a group of actions.</text:p>
        </text:list-item>
      </text:list>
      <text:h text:style-name="Heading_20_2" text:outline-level="2">Environment variables and session objects</text:h>
      <text:p text:style-name="Text_20_body">Defining environment variables and session objects is very easy, you can see the defined ones in <text:span text:style-name="Archivo_2f_Directorio">OpenXava/xava/controllers.xml</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ByViewKe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List.viewDetail"</text:span><text:span text:style-name="T8">/&gt;</text:span></text:p>
      <text:p text:style-name="Código"><text:tab/></text:p>
      <text:p text:style-name="Código"><text:span text:style-name="T11"><text:tab/></text:span><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21"><text:tab/></text:span><text:span text:style-name="T16">&lt;</text:span><text:span text:style-name="T17">object </text:span><text:span text:style-name="T22">name</text:span><text:span text:style-name="T21">=</text:span><text:span text:style-name="T23">"xava_previousViews" </text:span><text:span text:style-name="T22">class</text:span><text:span text:style-name="T21">=</text:span><text:span text:style-name="T23">"java.util.Stack"</text:span><text:span text:style-name="T16">/&gt;</text:span></text:p>
      <text:p text:style-name="Text_20_body">You see a simple syntax, <text:span text:style-name="Código">name</text:span> and <text:span text:style-name="Código">value</text:span> for each environment variable and <text:span text:style-name="Código">name</text:span>, <text:span text:style-name="Código">class</text:span> and <text:span text:style-name="Código">value</text:span> for the session objects. Regarding name style you can use as prefix the name of you application, since these are the variables and objects of the OpenXava core the prefix is <text:span text:style-name="Código">XAVA_</text:span> and <text:span text:style-name="Código">xava_</text:span>. Also about naming, the environment variables are in uppercase and the objects in lowercase.</text:p>
      <text:p text:style-name="Text_20_body">These objects and variables are used by OpenXava in order to work, although it is quite normal that you use some of these from your actions. If you want to create your own variables and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6">&lt;/</text:span><text:span text:style-name="T17">controller</text:span><text:span text:style-name="T16">&gt;</text:span></text:p>
      <text:list text:style-name="L46">
        <text:list-item>
          <text:p text:style-name="P69"><text:span text:style-name="Código">name</text:span> (required): Name of the controller.</text:p>
        </text:list-item>
        <text:list-item>
          <text:p text:style-name="P69"><text:span text:style-name="Código">extends</text:span> (several, optional): Allows to use multiple inheritance, to do this the controller inherits all actions from other controller(s).</text:p>
        </text:list-item>
        <text:list-item>
          <text:p text:style-name="P69"><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text:span></text:p>
      <text:p text:style-name="P27"><text:tab/><text:span text:style-name="T10">keystroke</text:span>=<text:span text:style-name="T12">"keystroke"<text:tab/><text:tab/><text:tab/><text:tab/><text:tab/><text:tab/></text:span>(12) new in v2.0.1</text:p>
      <text:p text:style-name="P28">&gt;</text:p>
      <text:p text:style-name="Código"><text:span text:style-name="T8"><text:tab/>&lt;</text:span><text:span text:style-name="T9">set </text:span><text:span text:style-name="T11">... </text:span><text:span text:style-name="T8">/&gt;</text:span><text:span text:style-name="T11"> ...<text:tab/><text:tab/><text:tab/><text:tab/><text:tab/><text:tab/><text:tab/>(13)</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4)</text:span></text:p>
      <text:p text:style-name="Código"><text:span text:style-name="T16">&lt;/</text:span><text:span text:style-name="T17">action</text:span><text:span text:style-name="T16">&gt;</text:span></text:p>
      <text:list text:style-name="L47">
        <text:list-item>
          <text:p text:style-name="P70"><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0"><text:span text:style-name="Código">label</text:span> (optional): Button label or link text. It's <text:span text:style-name="T2">much better</text:span> to use <text:span text:style-name="Archivo_2f_Directorio">i18n</text:span> files.</text:p>
        </text:list-item>
        <text:list-item>
          <text:p text:style-name="P70"><text:span text:style-name="Código">description</text:span> (optional): Description text of the action. It's <text:span text:style-name="T2">much better</text:span> to use <text:span text:style-name="Archivo_2f_Directorio">i18n</text:span> files.</text:p>
        </text:list-item>
        <text:list-item>
          <text:p text:style-name="P70"><text:span text:style-name="Código">mode</text:span> (optional): Indicates in which mode the action has to be visible. The default value is <text:span text:style-name="Código">ALL</text:span>, that means that this action is always visible.</text:p>
        </text:list-item>
        <text:list-item>
          <text:p text:style-name="P70"><text:span text:style-name="Código">image</text:span> (optional): URL of the image associated with this action. In the current implementation if you specify an image, it is shown to user in link format.</text:p>
        </text:list-item>
        <text:list-item>
          <text:p text:style-name="P70"><text:span text:style-name="Código">class</text:span> (optional): Implements the logic to execute. Must implement <text:span text:style-name="Código">IAction</text:span> interface.</text:p>
        </text:list-item>
        <text:list-item>
          <text:p text:style-name="P70"><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0"><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0"><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0"><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0"><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0"><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70"><text:span text:style-name="Código">set</text:span> (several, optional): Sets a value of action properties. Thus the same action class can be configured in different ways and it can be used in several controllers.</text:p>
        </text:list-item>
        <text:list-item>
          <text:p text:style-name="P70"><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6">&lt;/</text:span><text:span text:style-name="T17">controller</text:span><text:span text:style-name="T16">&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6">&lt;/</text:span><text:span text:style-name="T17">module</text:span><text:span text:style-name="T16">&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5"><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1"><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1"><text:tab/></text:span><text:span text:style-name="T16">&lt;</text:span><text:span text:style-name="T17">set </text:span><text:span text:style-name="T22">property</text:span><text:span text:style-name="T21">=</text:span><text:span text:style-name="T23">"hide" </text:span><text:span text:style-name="T22">value</text:span><text:span text:style-name="T21">=</text:span><text:span text:style-name="T23">"true" </text:span><text:span text:style-name="T16">/&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6">&lt;/</text:span><text:span text:style-name="T17">controller</text:span><text:span text:style-name="T16">&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6">&lt;/</text:span><text:span text:style-name="T17">controller</text:span><text:span text:style-name="T16">&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h text:style-name="Heading_20_2" text:outline-level="2">List mode actions</text:h>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6">&lt;/</text:span><text:span text:style-name="T17">action</text:span><text:span text:style-name="T16">&gt;</text:span><text:span text:style-name="T21"><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34"><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6">&lt;/</text:span><text:span text:style-name="T17">module</text:span><text:span text:style-name="T16">&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 JDO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2 predefined search actions:</text:p>
      <text:list text:style-name="L48">
        <text:list-item>
          <text:p text:style-name="P72"><text:span text:style-name="Código">CRUD.searchByViewKey</text:span>: This is the default one. It does a search using the key values in the view, it executes no event.</text:p>
        </text:list-item>
        <text:list-item>
          <text:p text:style-name="P72"><text:span text:style-name="Código">CRUD.searchExecutingOnChange</text:span>: Works as <text:span text:style-name="Código">searchByViewKey</text:span> but it executes the <text:span text:style-name="Código">on-change</text:span> actions after search data.</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6">&lt;/</text:span><text:span text:style-name="T17">module</text:span><text:span text:style-name="T16">&gt;</text:span></text:p>
      <text:p text:style-name="Text_20_body">As you see, simply by setting the value of the <text:span text:style-name="Código">XAVA_SEARCH_ACTION</text:span> environment variable.</text:p>
      <text:h text:style-name="Heading_20_2" text:outline-level="2">Initialize a module with an action</text:h>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6">&lt;/</text:span><text:span text:style-name="T17">controller</text:span><text:span text:style-name="T16">&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6">&lt;/</text:span><text:span text:style-name="T17">module</text:span><text:span text:style-name="T16">&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6">&lt;/</text:span><text:span text:style-name="T17">controller</text:span><text:span text:style-name="T16">&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49">
        <text:list-item>
          <text:p text:style-name="P73">Gets the key of the object associated to the clicked row (4), to do this it uses the <text:span text:style-name="Código">tab</text:span> of the current module.</text:p>
        </text:list-item>
        <text:list-item>
          <text:p text:style-name="P73">Accesses to the <text:span text:style-name="Código">tab</text:span> of the target module using <text:span text:style-name="Código">context</text:span> (5).</text:p>
        </text:list-item>
        <text:list-item>
          <text:p text:style-name="P73">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0">
        <text:list-item>
          <text:p text:style-name="P74"><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74"><text:span text:style-name="Código">getDataSource()</text:span> (4): A <text:span text:style-name="Código">JRDataSource</text:span> with data to print. In this case it is a collection of JavaBeans obtained calling a method of the model object. If you use EJB be careful and do not loop over an EJB collection inside this method, as in this case is better only one EJB call to obtain all data.</text:p>
        </text:list-item>
        <text:list-item>
          <text:p text:style-name="P74"><text:span text:style-name="Código">getJRXML()</text:span> (5): The XML with the <text:span text:style-name="T1">JasperReports</text:span> design, this file must to be in the classpath. You may have a source code folder called <text:span text:style-name="Archivo_2f_Directorio">reports</text:span> in your project to hold these files.</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27">&lt;%@ </text:span><text:span text:style-name="T9">include </text:span><text:span text:style-name="T10">file</text:span><text:span text:style-name="T11">=</text:span><text:span text:style-name="T12">"../imports.jsp"</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27">&lt;%=</text:span><text:span text:style-name="T11">style.getLabel()</text:span><text:span text:style-name="T27">%&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27">&lt;%=</text:span><text:span text:style-name="T11">style.getEditor()</text:span><text:span text:style-name="T27">%&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51">
        <text:list-item>
          <text:p text:style-name="P75"><text:span text:style-name="Código">IAction</text:span>: Basic interface to be implemented by all actions.</text:p>
        </text:list-item>
        <text:list-item>
          <text:p text:style-name="P75"><text:span text:style-name="Código">IChainAction</text:span>: Allows you to chain actions, that is when the execution of the action finishes, then the next action is executed immediately.</text:p>
        </text:list-item>
        <text:list-item>
          <text:p text:style-name="P75"><text:span text:style-name="Código">IChangeControllersAction</text:span>: To change the controller (the actions) available to user. </text:p>
        </text:list-item>
        <text:list-item>
          <text:p text:style-name="P75"><text:span text:style-name="Código">IChangeModeAction</text:span>: To change the mode, from list to detail or vice versa.</text:p>
        </text:list-item>
        <text:list-item>
          <text:p text:style-name="P75"><text:span text:style-name="Código">IChangeModuleAction</text:span>: To change the module.</text:p>
        </text:list-item>
        <text:list-item>
          <text:p text:style-name="P75"><text:span text:style-name="Código">ICustomViewAction</text:span>: To use as view your custom JSP.</text:p>
        </text:list-item>
        <text:list-item>
          <text:p text:style-name="P75"><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75"><text:span text:style-name="Código">IHideActionAction, IHideActionsAction</text:span>: Allows to hide an action or a group of actions in the User Interface. <text:span text:style-name="T1">(new in v2.0)</text:span></text:p>
        </text:list-item>
        <text:list-item>
          <text:p text:style-name="P75"><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75"><text:span text:style-name="Código">ILoadFileAction</text:span>: Navigates to a view that allows the final user to load a file.</text:p>
        </text:list-item>
        <text:list-item>
          <text:p text:style-name="P75"><text:span text:style-name="Código">IModelAction</text:span>: An action that receives the model name.</text:p>
        </text:list-item>
        <text:list-item>
          <text:p text:style-name="P75"><text:span text:style-name="Código">IModuleContextAction</text:span>: Gets a <text:span text:style-name="Código">ModuleContext</text:span> in order to access the session objects of other modules.</text:p>
        </text:list-item>
        <text:list-item>
          <text:p text:style-name="P75"><text:span text:style-name="Código">INavigationAction</text:span>: <text:s/>Extends from <text:span text:style-name="Código">IChangeControllersAction</text:span> and <text:span text:style-name="Código">ICustomViewAction</text:span>.</text:p>
        </text:list-item>
        <text:list-item>
          <text:p text:style-name="P75"><text:span text:style-name="Código">IOnChangePropertyAction</text:span>: This interface must be implemented by the actions that react to the value change event in the user interface.</text:p>
        </text:list-item>
        <text:list-item>
          <text:p text:style-name="P75"><text:span text:style-name="Código">IProcessLoadedFileAction</text:span>: Processes a list of files uploaded from client to server.</text:p>
        </text:list-item>
        <text:list-item>
          <text:p text:style-name="P75"><text:span text:style-name="Código">IRemoteAction</text:span>: Useful when you use EJBs. Well used it can be a good substitute for a SessionBean. </text:p>
        </text:list-item>
        <text:list-item>
          <text:p text:style-name="P75"><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75"><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h text:style-name="P10" text:outline-level="1"><draw:frame draw:style-name="fr2" draw:name="Imagen9" text:anchor-type="paragraph" svg:width="16.999cm" svg:height="2.875cm" draw:z-index="27"><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6">&lt;/</text:span><text:span text:style-name="T17">application</text:span><text:span text:style-name="T16">&gt;</text:span></text:p>
      <text:p text:style-name="P53"><text:tab/></text:p>
      <text:list text:style-name="L52">
        <text:list-item>
          <text:p text:style-name="P76"><text:span text:style-name="Código">name</text:span> (required): Name of the application.</text:p>
        </text:list-item>
        <text:list-item>
          <text:p text:style-name="P76"><text:span text:style-name="Código">label</text:span> (optional): It's <text:span text:style-name="T2">much better</text:span> to use <text:span text:style-name="Archivo_2f_Directorio">i18n</text:span> files.</text:p>
        </text:list-item>
        <text:list-item>
          <text:p text:style-name="P76"><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6">&lt;/</text:span><text:span text:style-name="T17">module</text:span><text:span text:style-name="T16">&gt;</text:span></text:p>
      <text:list text:style-name="L53">
        <text:list-item>
          <text:p text:style-name="P77"><text:span text:style-name="Código">name</text:span> (required): Unique identifier of the module within this application.</text:p>
        </text:list-item>
        <text:list-item>
          <text:p text:style-name="P77"><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77"><text:span text:style-name="Código">label</text:span> (optional): Short name to be shown to the user. It's <text:span text:style-name="T2">much better</text:span> to use <text:span text:style-name="T7">i18n</text:span> files.</text:p>
        </text:list-item>
        <text:list-item>
          <text:p text:style-name="P77"><text:span text:style-name="Código">description</text:span> (optional): Long description to be shown to the user. It's <text:span text:style-name="T2">much better</text:span> to use <text:span text:style-name="T7">i18n</text:span> files.</text:p>
        </text:list-item>
        <text:list-item>
          <text:p text:style-name="P77"><text:span text:style-name="Código">env-var</text:span> (several, optional): Allows you to define variables with a value that can be accessed by actions. Thus you can have actions configurable by module.</text:p>
        </text:list-item>
        <text:list-item>
          <text:p text:style-name="P77"><text:span text:style-name="Código">model</text:span> (one, optional): Name of the component used in this module. If you leave it blank, then it is required to set the value to <text:span text:style-name="Código">web-view</text:span>.</text:p>
        </text:list-item>
        <text:list-item>
          <text:p text:style-name="P77"><text:span text:style-name="Código">view</text:span> (one, optional): The view used to display the detail. If you leave it blank, then the default view will be used.</text:p>
        </text:list-item>
        <text:list-item>
          <text:p text:style-name="P77"><text:span text:style-name="Código">web-view</text:span> (one, optional): Allows you to define a JSP page to be used as a view.</text:p>
        </text:list-item>
        <text:list-item>
          <text:p text:style-name="P77"><text:span text:style-name="Código">tab</text:span> (one, optional): The tab used in list mode. If you do not specify it, then the default tab will be used.</text:p>
        </text:list-item>
        <text:list-item>
          <text:p text:style-name="P77"><text:span text:style-name="Código">controller</text:span> (several, optional): Controllers with the available actions used initially.</text:p>
        </text:list-item>
        <text:list-item>
          <text:p text:style-name="P77"><text:span text:style-name="Código">mode-controller</text:span> (one, optional): Allows to define the behavior to switch from detail to list mode and vice versa, as well as to define a module without detail and view (with no modes).</text:p>
        </text:list-item>
        <text:list-item>
          <text:p text:style-name="P77"><text:span text:style-name="Código">doc</text:span> (one, optional): It's mutually exclusive with all other elements. It allows you to define a module that contains documentation only and no logic. Useful for generating informational portlets for your application.</text:p>
        </text:list-item>
      </text:list>
      <text:h text:style-name="Heading_20_2" text:outline-level="2">Typical module example</text:h>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6">&lt;/</text:span><text:span text:style-name="T17">application</text:span><text:span text:style-name="T16">&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h text:style-name="Heading_20_2" text:outline-level="2">Only detail module</text:h>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6">&lt;/</text:span><text:span text:style-name="T17">module</text:span><text:span text:style-name="T16">&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InvoicesOnly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2)</text:span></text:p>
      <text:p text:style-name="Código"><text:span text:style-name="T16">&lt;/</text:span><text:span text:style-name="T17">module</text:span><text:span text:style-name="T16">&gt;</text:span></text:p>
      <text:p text:style-name="Text_20_body"><text:span text:style-name="Código">Void</text:span> (2) mode controller is for removing the “detail – list” links. Furthermore on defining <text:span text:style-name="Código">ListOnly</text:span> (1) as controller the module changes to list mode on init, so this is an only list module.</text:p>
      <text:h text:style-name="Heading_20_2" text:outline-level="2">Documentation module</text:h>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6">&lt;/</text:span><text:span text:style-name="T17">module</text:span><text:span text:style-name="T16">&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p text:style-name="Text_20_body"/>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0" text:outline-level="1"><draw:frame draw:style-name="fr2" draw:name="Imagen18" text:anchor-type="paragraph" svg:width="16.999cm" svg:height="2.845cm" draw:z-index="31"><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6">&lt;/</text:span><text:span text:style-name="T17">aspects</text:span><text:span text:style-name="T16">&gt;</text:span></text:p>
      <text:p text:style-name="P53"/>
      <text:list text:style-name="L54">
        <text:list-item>
          <text:p text:style-name="P78"><text:span text:style-name="Código">aspect</text:span> (several, optional): To define aspects.</text:p>
        </text:list-item>
        <text:list-item>
          <text:p text:style-name="P78"><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28">&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6">&lt;/</text:span><text:span text:style-name="T17">aspect</text:span><text:span text:style-name="T16">&gt;</text:span></text:p>
      <text:list text:style-name="L55">
        <text:list-item>
          <text:p text:style-name="P79"><text:span text:style-name="Código">name</text:span> (required): Name for this aspect. It must be unique.</text:p>
        </text:list-item>
        <text:list-item>
          <text:p text:style-name="P79"><text:span text:style-name="Código">postcreate-calculator</text:span> (several, optional): All model with this aspect will have this <text:span text:style-name="Código">postcreate-calculator</text:span> implicitly.</text:p>
        </text:list-item>
        <text:list-item>
          <text:p text:style-name="P79"><text:span text:style-name="Código">postload-calculator</text:span> (several, optional): All model with this aspect will have this <text:span text:style-name="Código">postload-calculator</text:span> implicitly.</text:p>
        </text:list-item>
        <text:list-item>
          <text:p text:style-name="P79"><text:span text:style-name="Código">postmodify-calculator</text:span> (several, optional): All model with this aspect will have this <text:span text:style-name="Código">postmodify-calculator</text:span> implicitly.</text:p>
        </text:list-item>
        <text:list-item>
          <text:p text:style-name="P79"><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4">/&gt;</text:p>
      <text:list text:style-name="L56">
        <text:list-item>
          <text:p text:style-name="P80"><text:span text:style-name="Código">aspect</text:span> (required): The name of the aspect that you want to apply.</text:p>
        </text:list-item>
        <text:list-item>
          <text:p text:style-name="P80"><text:span text:style-name="Código">for-models</text:span> (optional): A comma separated list of models to which the aspect is applied to. It's mutually exclusive with <text:span text:style-name="Código">except-for-models</text:span> attribute.</text:p>
        </text:list-item>
        <text:list-item>
          <text:p text:style-name="P80"><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6">&lt;</text:span><text:span text:style-name="T17">apply </text:span><text:span text:style-name="T22">aspect</text:span><text:span text:style-name="T21">=</text:span><text:span text:style-name="T23">"MyAspect"</text:span><text:span text:style-name="T16">/&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18"/>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6">&lt;/</text:span><text:span text:style-name="T17">aspects</text:span><text:span text:style-name="T16">&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6">&lt;/</text:span><text:span text:style-name="T17">aspects</text:span><text:span text:style-name="T16">&gt;</text:span></text:p>
      <text:p text:style-name="Text_20_body">In this way this aspect is applied to <text:span text:style-name="Código">Warehouse</text:span> and <text:span text:style-name="Código">Invoice</text:span>. All acces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57">
        <text:list-item>
          <text:p text:style-name="P81">Add <text:span text:style-name="Archivo_2f_Directorio">AccessTracking</text:span> as referenced project.</text:p>
        </text:list-item>
        <text:list-item>
          <text:p text:style-name="P82">Create the table in your database to store the tracking of accesses. You can find the CREATE TABLEs in <text:span text:style-name="Archivo_2f_Directorio">AccessTracking/data/access-tracking-db.script</text:span> file.</text:p>
        </text:list-item>
        <text:list-item>
          <text:p text:style-name="P82">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82">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82">Edit the file of your project <text:span text:style-name="Archivo_2f_Directorio">build/ejb/META-INF/MANIFEST.MF</text:span> to add the next jars into the classpath: <text:span text:style-name="T28">./lib/tracking.jar ./lib/ehcache.jar ./lib/antlr.jar ./lib/asm.jar ./lib/cglib.jar ./lib/hibernate3.jar ./lib/dom4j.jar.</text:span>(This step isn't needed if you use only POJOs, not EJB CMP2, <text:span text:style-name="T1">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6"><text:tab/>...</text:p>
      <text:p text:style-name="P41"><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6">&lt;/</text:span><text:span text:style-name="T17">target</text:span><text:span text:style-name="T16">&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1"><text:tab/></text:span></text:p>
      <text:p text:style-name="P41"><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6"><text:tab/>...</text:p>
      <text:p text:style-name="Código"><text:span text:style-name="T16">&lt;/</text:span><text:span text:style-name="T17">target</text:span><text:span text:style-name="T16">&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6">&lt;/</text:span><text:span text:style-name="T17">aspects</text:span><text:span text:style-name="T16">&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10" text:outline-level="1"><draw:frame draw:style-name="fr2" draw:name="graphics1" text:anchor-type="paragraph" svg:width="16.999cm" svg:height="2.877cm" draw:z-index="33"><draw:image xlink:href="Pictures/10000000000002B9000000765351643A.jpg" xlink:type="simple" xlink:show="embed" xlink:actuate="onLoad"/></draw:frame>Miscellaneous</text:h>
      <text:h text:style-name="Heading_20_2" text:outline-level="2">Many-to-many relationships</text:h>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28"><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28"/>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28">&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28"><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28"><text:tab/>...</text:p>
      <text:p text:style-name="P28">&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h text:style-name="Heading_20_2" text:outline-level="2">Programming with Hibernate</text:h>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h text:style-name="Heading_20_2" text:outline-level="2">Custom JSP view and OpenXava taglibs</text:h>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h text:style-name="Heading_20_3" text:outline-level="3">Example</text:h>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text:span> folder of your project, and it can be as this one:</text:p>
      <text:p text:style-name="Código"><text:span text:style-name="T27">&lt;%@ </text:span><text:span text:style-name="T9">include </text:span><text:span text:style-name="T10">file</text:span><text:span text:style-name="T11">=</text:span><text:span text:style-name="T12">"../xava/imports.jsp"</text:span><text:span text:style-name="T27">%&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h text:style-name="Heading_20_3" text:outline-level="3">xava:editor</text:h>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83"><text:tab/><text:span text:style-name="T10">editable</text:span><text:span text:style-name="T11">=</text:span>"true|false"<text:tab/><text:tab/><text:tab/><text:span text:style-name="T11">(2) new in v2.0.1</text:span></text:p>
      <text:p text:style-name="P83"><text:tab/><text:span text:style-name="T10">throwPropertyChanged</text:span><text:span text:style-name="T11">=</text:span>"true|false"<text:tab/><text:span text:style-name="T11">(3) new in v2.0.1</text:span></text:p>
      <text:p text:style-name="P28">/&gt;</text:p>
      <text:list text:style-name="L58">
        <text:list-item>
          <text:p text:style-name="P84"><text:span text:style-name="Código">property</text:span> (required): <text:s/>It's the property of the model associated with the current module</text:p>
        </text:list-item>
        <text:list-item>
          <text:p text:style-name="P84"><text:span text:style-name="Código">editable</text:span> (optional): <text:span text:style-name="T1">New in v2.0.1.</text:span> Forces to this editor to be editable, otherwise the appropriate default value is assumed.</text:p>
        </text:list-item>
        <text:list-item>
          <text:p text:style-name="P84"><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h text:style-name="Heading_20_3" text:outline-level="3">xava:action, xava:link, xava:image, xava:button</text:h>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Standard"/>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2 – Reference Guide</text:span><text:tab/><text:tab/><text:span text:style-name="T2">Page </text:span><text:span text:style-name="T2"><text:page-number text:select-page="current">146</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7-31T19:43:49</dc:date>
    <meta:print-date>2005-05-27T19:34:41</meta:print-date>
    <dc:language>en-US</dc:language>
    <meta:editing-cycles>2160</meta:editing-cycles>
    <meta:editing-duration>P12DT17H14M32S</meta:editing-duration>
    <meta:user-defined meta:name="Info 1"/>
    <meta:user-defined meta:name="Info 2"/>
    <meta:user-defined meta:name="Info 3"/>
    <meta:user-defined meta:name="Info 4"/>
    <meta:document-statistic meta:table-count="0" meta:image-count="34" meta:object-count="0" meta:page-count="146" meta:paragraph-count="3913" meta:word-count="31400" meta:character-count="217841"/>
  </office:meta>
</office:document-meta>
</file>